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Wykres 1" svg:x="7.16299in" svg:y="0.73661in" svg:width="6.29134in" svg:height="3.5385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harmonic</text:p>
          </table:table-cell>
          <table:table-cell office:value-type="string" table:style-name="ce1">
            <text:p>noise</text:p>
          </table:table-cell>
          <table:table-cell table:number-columns-repeated="16379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9.6290999992499574E-3" table:formula="of:=[.C2]+[.D2]+[.E2]" table:style-name="ce1">
            <text:p>-0,0096291</text:p>
          </table:table-cell>
          <table:table-cell office:value-type="float" office:value="9.8011876392689601E-16" table:formula="of:=SIN(2*PI()*[.A2])" table:style-name="ce1">
            <text:p>9,80119E-16</text:p>
          </table:table-cell>
          <table:table-cell office:value-type="float" office:value="1.1761425167122752E-15" table:formula="of:=0.2*SIN(2*PI()*6*[.A2])" table:style-name="ce1">
            <text:p>1,17614E-15</text:p>
          </table:table-cell>
          <table:table-cell office:value-type="float" office:value="-9.6290999992521137E-3" table:formula="of:=0.075-0.15*RAND()" table:style-name="ce1">
            <text:p>-0,0096291</text:p>
          </table:table-cell>
          <table:table-cell table:number-columns-repeated="16379"/>
        </table:table-row>
        <table:table-row table:style-name="ro1">
          <table:table-cell office:value-type="float" office:value="-3.99" table:formula="of:=[.A2]+0.01" table:style-name="ce1">
            <text:p>-3,99</text:p>
          </table:table-cell>
          <table:table-cell office:value-type="float" office:value="0.10912403339196744" table:formula="of:=[.C3]+[.D3]+[.E3]" table:style-name="ce1">
            <text:p>0,109124033</text:p>
          </table:table-cell>
          <table:table-cell office:value-type="float" office:value="6.2790519529313998E-2" table:formula="of:=SIN(2*PI()*[.A3])" table:style-name="ce1">
            <text:p>0,06279052</text:p>
          </table:table-cell>
          <table:table-cell office:value-type="float" office:value="7.362491053693497E-2" table:formula="of:=0.2*SIN(2*PI()*6*[.A3])" table:style-name="ce1">
            <text:p>0,073624911</text:p>
          </table:table-cell>
          <table:table-cell office:value-type="float" office:value="-2.7291396674281515E-2" table:formula="of:=0.075-0.15*RAND()" table:style-name="ce1">
            <text:p>-0,027291397</text:p>
          </table:table-cell>
          <table:table-cell table:number-columns-repeated="16379"/>
        </table:table-row>
        <table:table-row table:style-name="ro1">
          <table:table-cell office:value-type="float" office:value="-3.9800000000000004" table:formula="of:=[.A3]+0.01" table:style-name="ce1">
            <text:p>-3,98</text:p>
          </table:table-cell>
          <table:table-cell office:value-type="float" office:value="0.28419069882686943" table:formula="of:=[.C4]+[.D4]+[.E4]" table:style-name="ce1">
            <text:p>0,284190699</text:p>
          </table:table-cell>
          <table:table-cell office:value-type="float" office:value="0.12533323356430098" table:formula="of:=SIN(2*PI()*[.A4])" table:style-name="ce1">
            <text:p>0,125333234</text:p>
          </table:table-cell>
          <table:table-cell office:value-type="float" office:value="0.1369094211857359" table:formula="of:=0.2*SIN(2*PI()*6*[.A4])" table:style-name="ce1">
            <text:p>0,136909421</text:p>
          </table:table-cell>
          <table:table-cell office:value-type="float" office:value="2.1948044076832533E-2" table:formula="of:=0.075-0.15*RAND()" table:style-name="ce1">
            <text:p>0,021948044</text:p>
          </table:table-cell>
          <table:table-cell table:number-columns-repeated="16379"/>
        </table:table-row>
        <table:table-row table:style-name="ro1">
          <table:table-cell office:value-type="float" office:value="-3.9700000000000006" table:formula="of:=[.A4]+0.01" table:style-name="ce1">
            <text:p>-3,97</text:p>
          </table:table-cell>
          <table:table-cell office:value-type="float" office:value="0.30068683054265322" table:formula="of:=[.C5]+[.D5]+[.E5]" table:style-name="ce1">
            <text:p>0,300686831</text:p>
          </table:table-cell>
          <table:table-cell office:value-type="float" office:value="0.18738131458572105" table:formula="of:=SIN(2*PI()*[.A5])" table:style-name="ce1">
            <text:p>0,187381315</text:p>
          </table:table-cell>
          <table:table-cell office:value-type="float" office:value="0.18096541049320206" table:formula="of:=0.2*SIN(2*PI()*6*[.A5])" table:style-name="ce1">
            <text:p>0,18096541</text:p>
          </table:table-cell>
          <table:table-cell office:value-type="float" office:value="-6.7659894536269846E-2" table:formula="of:=0.075-0.15*RAND()" table:style-name="ce1">
            <text:p>-0,067659895</text:p>
          </table:table-cell>
          <table:table-cell table:number-columns-repeated="16379"/>
        </table:table-row>
        <table:table-row table:style-name="ro1">
          <table:table-cell office:value-type="float" office:value="-3.9600000000000009" table:formula="of:=[.A5]+0.01" table:style-name="ce1">
            <text:p>-3,96</text:p>
          </table:table-cell>
          <table:table-cell office:value-type="float" office:value="0.48781222038572003" table:formula="of:=[.C6]+[.D6]+[.E6]" table:style-name="ce1">
            <text:p>0,48781222</text:p>
          </table:table-cell>
          <table:table-cell office:value-type="float" office:value="0.24868988716485091" table:formula="of:=SIN(2*PI()*[.A6])" table:style-name="ce1">
            <text:p>0,248689887</text:p>
          </table:table-cell>
          <table:table-cell office:value-type="float" office:value="0.19960534568565391" table:formula="of:=0.2*SIN(2*PI()*6*[.A6])" table:style-name="ce1">
            <text:p>0,199605346</text:p>
          </table:table-cell>
          <table:table-cell office:value-type="float" office:value="3.9516987535215188E-2" table:formula="of:=0.075-0.15*RAND()" table:style-name="ce1">
            <text:p>0,039516988</text:p>
          </table:table-cell>
          <table:table-cell table:number-columns-repeated="16379"/>
        </table:table-row>
        <table:table-row table:style-name="ro1">
          <table:table-cell office:value-type="float" office:value="-3.9500000000000011" table:formula="of:=[.A6]+0.01" table:style-name="ce1">
            <text:p>-3,95</text:p>
          </table:table-cell>
          <table:table-cell office:value-type="float" office:value="0.5085714887133661" table:formula="of:=[.C7]+[.D7]+[.E7]" table:style-name="ce1">
            <text:p>0,508571489</text:p>
          </table:table-cell>
          <table:table-cell office:value-type="float" office:value="0.30901699437494329" table:formula="of:=SIN(2*PI()*[.A7])" table:style-name="ce1">
            <text:p>0,309016994</text:p>
          </table:table-cell>
          <table:table-cell office:value-type="float" office:value="0.19021130325903324" table:formula="of:=0.2*SIN(2*PI()*6*[.A7])" table:style-name="ce1">
            <text:p>0,190211303</text:p>
          </table:table-cell>
          <table:table-cell office:value-type="float" office:value="9.3431910793895512E-3" table:formula="of:=0.075-0.15*RAND()" table:style-name="ce1">
            <text:p>0,009343191</text:p>
          </table:table-cell>
          <table:table-cell table:number-columns-repeated="16379"/>
        </table:table-row>
        <table:table-row table:style-name="ro1">
          <table:table-cell office:value-type="float" office:value="-3.9400000000000013" table:formula="of:=[.A7]+0.01" table:style-name="ce1">
            <text:p>-3,94</text:p>
          </table:table-cell>
          <table:table-cell office:value-type="float" office:value="0.5819820663465618" table:formula="of:=[.C8]+[.D8]+[.E8]" table:style-name="ce1">
            <text:p>0,581982066</text:p>
          </table:table-cell>
          <table:table-cell office:value-type="float" office:value="0.36812455268467026" table:formula="of:=SIN(2*PI()*[.A8])" table:style-name="ce1">
            <text:p>0,368124553</text:p>
          </table:table-cell>
          <table:table-cell office:value-type="float" office:value="0.1541026485551642" table:formula="of:=0.2*SIN(2*PI()*6*[.A8])" table:style-name="ce1">
            <text:p>0,154102649</text:p>
          </table:table-cell>
          <table:table-cell office:value-type="float" office:value="5.975486510672736E-2" table:formula="of:=0.075-0.15*RAND()" table:style-name="ce1">
            <text:p>0,059754865</text:p>
          </table:table-cell>
          <table:table-cell table:number-columns-repeated="16379"/>
        </table:table-row>
        <table:table-row table:style-name="ro1">
          <table:table-cell office:value-type="float" office:value="-3.9300000000000015" table:formula="of:=[.A8]+0.01" table:style-name="ce1">
            <text:p>-3,93</text:p>
          </table:table-cell>
          <table:table-cell office:value-type="float" office:value="0.52359321517653612" table:formula="of:=[.C9]+[.D9]+[.E9]" table:style-name="ce1">
            <text:p>0,523593215</text:p>
          </table:table-cell>
          <table:table-cell office:value-type="float" office:value="0.42577929156506483" table:formula="of:=SIN(2*PI()*[.A9])" table:style-name="ce1">
            <text:p>0,425779292</text:p>
          </table:table-cell>
          <table:table-cell office:value-type="float" office:value="9.635073482035339E-2" table:formula="of:=0.2*SIN(2*PI()*6*[.A9])" table:style-name="ce1">
            <text:p>0,096350735</text:p>
          </table:table-cell>
          <table:table-cell office:value-type="float" office:value="1.4631887911178282E-3" table:formula="of:=0.075-0.15*RAND()" table:style-name="ce1">
            <text:p>0,001463189</text:p>
          </table:table-cell>
          <table:table-cell table:number-columns-repeated="16379"/>
        </table:table-row>
        <table:table-row table:style-name="ro1">
          <table:table-cell office:value-type="float" office:value="-3.9200000000000017" table:formula="of:=[.A9]+0.01" table:style-name="ce1">
            <text:p>-3,92</text:p>
          </table:table-cell>
          <table:table-cell office:value-type="float" office:value="0.5772425386114608" table:formula="of:=[.C10]+[.D10]+[.E10]" table:style-name="ce1">
            <text:p>0,577242539</text:p>
          </table:table-cell>
          <table:table-cell office:value-type="float" office:value="0.48175367410170739" table:formula="of:=SIN(2*PI()*[.A10])" table:style-name="ce1">
            <text:p>0,481753674</text:p>
          </table:table-cell>
          <table:table-cell office:value-type="float" office:value="2.5066646712874369E-2" table:formula="of:=0.2*SIN(2*PI()*6*[.A10])" table:style-name="ce1">
            <text:p>0,025066647</text:p>
          </table:table-cell>
          <table:table-cell office:value-type="float" office:value="7.0422217796879016E-2" table:formula="of:=0.075-0.15*RAND()" table:style-name="ce1">
            <text:p>0,070422218</text:p>
          </table:table-cell>
          <table:table-cell table:number-columns-repeated="16379"/>
        </table:table-row>
        <table:table-row table:style-name="ro1">
          <table:table-cell office:value-type="float" office:value="-3.9100000000000019" table:formula="of:=[.A10]+0.01" table:style-name="ce1">
            <text:p>-3,91</text:p>
          </table:table-cell>
          <table:table-cell office:value-type="float" office:value="0.45825633389931664" table:formula="of:=[.C11]+[.D11]+[.E11]" table:style-name="ce1">
            <text:p>0,458256334</text:p>
          </table:table-cell>
          <table:table-cell office:value-type="float" office:value="0.53582679497898877" table:formula="of:=SIN(2*PI()*[.A11])" table:style-name="ce1">
            <text:p>0,535826795</text:p>
          </table:table-cell>
          <table:table-cell office:value-type="float" office:value="-4.9737977432955965E-2" table:formula="of:=0.2*SIN(2*PI()*6*[.A11])" table:style-name="ce1">
            <text:p>-0,049737977</text:p>
          </table:table-cell>
          <table:table-cell office:value-type="float" office:value="-2.7832483646716227E-2" table:formula="of:=0.075-0.15*RAND()" table:style-name="ce1">
            <text:p>-0,027832484</text:p>
          </table:table-cell>
          <table:table-cell table:number-columns-repeated="16379"/>
        </table:table-row>
        <table:table-row table:style-name="ro1">
          <table:table-cell office:value-type="float" office:value="-3.9000000000000021" table:formula="of:=[.A11]+0.01" table:style-name="ce1">
            <text:p>-3,9</text:p>
          </table:table-cell>
          <table:table-cell office:value-type="float" office:value="0.50981502347321361" table:formula="of:=[.C12]+[.D12]+[.E12]" table:style-name="ce1">
            <text:p>0,509815023</text:p>
          </table:table-cell>
          <table:table-cell office:value-type="float" office:value="0.58778525229246237" table:formula="of:=SIN(2*PI()*[.A12])" table:style-name="ce1">
            <text:p>0,587785252</text:p>
          </table:table-cell>
          <table:table-cell office:value-type="float" office:value="-0.11755705045848062" table:formula="of:=0.2*SIN(2*PI()*6*[.A12])" table:style-name="ce1">
            <text:p>-0,11755705</text:p>
          </table:table-cell>
          <table:table-cell office:value-type="float" office:value="3.9586821639231891E-2" table:formula="of:=0.075-0.15*RAND()" table:style-name="ce1">
            <text:p>0,039586822</text:p>
          </table:table-cell>
          <table:table-cell table:number-columns-repeated="16379"/>
        </table:table-row>
        <table:table-row table:style-name="ro1">
          <table:table-cell office:value-type="float" office:value="-3.8900000000000023" table:formula="of:=[.A12]+0.01" table:style-name="ce1">
            <text:p>-3,89</text:p>
          </table:table-cell>
          <table:table-cell office:value-type="float" office:value="0.53517883245521647" table:formula="of:=[.C13]+[.D13]+[.E13]" table:style-name="ce1">
            <text:p>0,535178832</text:p>
          </table:table-cell>
          <table:table-cell office:value-type="float" office:value="0.6374239897486792" table:formula="of:=SIN(2*PI()*[.A13])" table:style-name="ce1">
            <text:p>0,63742399</text:p>
          </table:table-cell>
          <table:table-cell office:value-type="float" office:value="-0.16886558510039273" table:formula="of:=0.2*SIN(2*PI()*6*[.A13])" table:style-name="ce1">
            <text:p>-0,168865585</text:p>
          </table:table-cell>
          <table:table-cell office:value-type="float" office:value="6.6620427806929963E-2" table:formula="of:=0.075-0.15*RAND()" table:style-name="ce1">
            <text:p>0,066620428</text:p>
          </table:table-cell>
          <table:table-cell table:number-columns-repeated="16379"/>
        </table:table-row>
        <table:table-row table:style-name="ro1">
          <table:table-cell office:value-type="float" office:value="-3.8800000000000026" table:formula="of:=[.A13]+0.01" table:style-name="ce1">
            <text:p>-3,88</text:p>
          </table:table-cell>
          <table:table-cell office:value-type="float" office:value="0.44767684312490574" table:formula="of:=[.C14]+[.D14]+[.E14]" table:style-name="ce1">
            <text:p>0,447676843</text:p>
          </table:table-cell>
          <table:table-cell office:value-type="float" office:value="0.68454710592867851" table:formula="of:=SIN(2*PI()*[.A14])" table:style-name="ce1">
            <text:p>0,684547106</text:p>
          </table:table-cell>
          <table:table-cell office:value-type="float" office:value="-0.19645745014573487" table:formula="of:=0.2*SIN(2*PI()*6*[.A14])" table:style-name="ce1">
            <text:p>-0,19645745</text:p>
          </table:table-cell>
          <table:table-cell office:value-type="float" office:value="-4.0412812658037853E-2" table:formula="of:=0.075-0.15*RAND()" table:style-name="ce1">
            <text:p>-0,040412813</text:p>
          </table:table-cell>
          <table:table-cell table:number-columns-repeated="16379"/>
        </table:table-row>
        <table:table-row table:style-name="ro1">
          <table:table-cell office:value-type="float" office:value="-3.8700000000000028" table:formula="of:=[.A14]+0.01" table:style-name="ce1">
            <text:p>-3,87</text:p>
          </table:table-cell>
          <table:table-cell office:value-type="float" office:value="0.55907562707517577" table:formula="of:=[.C15]+[.D15]+[.E15]" table:style-name="ce1">
            <text:p>0,559075627</text:p>
          </table:table-cell>
          <table:table-cell office:value-type="float" office:value="0.72896862742139923" table:formula="of:=SIN(2*PI()*[.A15])" table:style-name="ce1">
            <text:p>0,728968627</text:p>
          </table:table-cell>
          <table:table-cell office:value-type="float" office:value="-0.19645745014574098" table:formula="of:=0.2*SIN(2*PI()*6*[.A15])" table:style-name="ce1">
            <text:p>-0,19645745</text:p>
          </table:table-cell>
          <table:table-cell office:value-type="float" office:value="2.6564449799517581E-2" table:formula="of:=0.075-0.15*RAND()" table:style-name="ce1">
            <text:p>0,02656445</text:p>
          </table:table-cell>
          <table:table-cell table:number-columns-repeated="16379"/>
        </table:table-row>
        <table:table-row table:style-name="ro1">
          <table:table-cell office:value-type="float" office:value="-3.860000000000003" table:formula="of:=[.A15]+0.01" table:style-name="ce1">
            <text:p>-3,86</text:p>
          </table:table-cell>
          <table:table-cell office:value-type="float" office:value="0.59412367315239356" table:formula="of:=[.C16]+[.D16]+[.E16]" table:style-name="ce1">
            <text:p>0,594123673</text:p>
          </table:table-cell>
          <table:table-cell office:value-type="float" office:value="0.7705132427757776" table:formula="of:=SIN(2*PI()*[.A16])" table:style-name="ce1">
            <text:p>0,770513243</text:p>
          </table:table-cell>
          <table:table-cell office:value-type="float" office:value="-0.16886558510041325" table:formula="of:=0.2*SIN(2*PI()*6*[.A16])" table:style-name="ce1">
            <text:p>-0,168865585</text:p>
          </table:table-cell>
          <table:table-cell office:value-type="float" office:value="-7.5239845229707336E-3" table:formula="of:=0.075-0.15*RAND()" table:style-name="ce1">
            <text:p>-0,007523985</text:p>
          </table:table-cell>
          <table:table-cell table:number-columns-repeated="16379"/>
        </table:table-row>
        <table:table-row table:style-name="ro1">
          <table:table-cell office:value-type="float" office:value="-3.8500000000000032" table:formula="of:=[.A16]+0.01" table:style-name="ce1">
            <text:p>-3,85</text:p>
          </table:table-cell>
          <table:table-cell office:value-type="float" office:value="0.72302094025352803" table:formula="of:=[.C17]+[.D17]+[.E17]" table:style-name="ce1">
            <text:p>0,72302094</text:p>
          </table:table-cell>
          <table:table-cell office:value-type="float" office:value="0.80901699437493646" table:formula="of:=SIN(2*PI()*[.A17])" table:style-name="ce1">
            <text:p>0,809016994</text:p>
          </table:table-cell>
          <table:table-cell office:value-type="float" office:value="-0.11755705045851153" table:formula="of:=0.2*SIN(2*PI()*6*[.A17])" table:style-name="ce1">
            <text:p>-0,11755705</text:p>
          </table:table-cell>
          <table:table-cell office:value-type="float" office:value="3.156099633710311E-2" table:formula="of:=0.075-0.15*RAND()" table:style-name="ce1">
            <text:p>0,031560996</text:p>
          </table:table-cell>
          <table:table-cell table:number-columns-repeated="16379"/>
        </table:table-row>
        <table:table-row table:style-name="ro1">
          <table:table-cell office:value-type="float" office:value="-3.8400000000000034" table:formula="of:=[.A17]+0.01" table:style-name="ce1">
            <text:p>-3,84</text:p>
          </table:table-cell>
          <table:table-cell office:value-type="float" office:value="0.84991025736570958" table:formula="of:=[.C18]+[.D18]+[.E18]" table:style-name="ce1">
            <text:p>0,849910257</text:p>
          </table:table-cell>
          <table:table-cell office:value-type="float" office:value="0.84432792550200497" table:formula="of:=SIN(2*PI()*[.A18])" table:style-name="ce1">
            <text:p>0,844327926</text:p>
          </table:table-cell>
          <table:table-cell office:value-type="float" office:value="-4.9737977432992991E-2" table:formula="of:=0.2*SIN(2*PI()*6*[.A18])" table:style-name="ce1">
            <text:p>-0,049737977</text:p>
          </table:table-cell>
          <table:table-cell office:value-type="float" office:value="5.5320309296697588E-2" table:formula="of:=0.075-0.15*RAND()" table:style-name="ce1">
            <text:p>0,055320309</text:p>
          </table:table-cell>
          <table:table-cell table:number-columns-repeated="16379"/>
        </table:table-row>
        <table:table-row table:style-name="ro1">
          <table:table-cell office:value-type="float" office:value="-3.8300000000000036" table:formula="of:=[.A18]+0.01" table:style-name="ce1">
            <text:p>-3,83</text:p>
          </table:table-cell>
          <table:table-cell office:value-type="float" office:value="0.95008978210966089" table:formula="of:=[.C19]+[.D19]+[.E19]" table:style-name="ce1">
            <text:p>0,950089782</text:p>
          </table:table-cell>
          <table:table-cell office:value-type="float" office:value="0.87630668004385259" table:formula="of:=SIN(2*PI()*[.A19])" table:style-name="ce1">
            <text:p>0,87630668</text:p>
          </table:table-cell>
          <table:table-cell office:value-type="float" office:value="2.5066646712836451E-2" table:formula="of:=0.2*SIN(2*PI()*6*[.A19])" table:style-name="ce1">
            <text:p>0,025066647</text:p>
          </table:table-cell>
          <table:table-cell office:value-type="float" office:value="4.8716455352971866E-2" table:formula="of:=0.075-0.15*RAND()" table:style-name="ce1">
            <text:p>0,048716455</text:p>
          </table:table-cell>
          <table:table-cell table:number-columns-repeated="16379"/>
        </table:table-row>
        <table:table-row table:style-name="ro1">
          <table:table-cell office:value-type="float" office:value="-3.8200000000000038" table:formula="of:=[.A19]+0.01" table:style-name="ce1">
            <text:p>-3,82</text:p>
          </table:table-cell>
          <table:table-cell office:value-type="float" office:value="1.0274283148912611" table:formula="of:=[.C20]+[.D20]+[.E20]" table:style-name="ce1">
            <text:p>1,027428315</text:p>
          </table:table-cell>
          <table:table-cell office:value-type="float" office:value="0.90482705246600958" table:formula="of:=SIN(2*PI()*[.A20])" table:style-name="ce1">
            <text:p>0,904827052</text:p>
          </table:table-cell>
          <table:table-cell office:value-type="float" office:value="9.6350734820319889E-2" table:formula="of:=0.2*SIN(2*PI()*6*[.A20])" table:style-name="ce1">
            <text:p>0,096350735</text:p>
          </table:table-cell>
          <table:table-cell office:value-type="float" office:value="2.6250527604931552E-2" table:formula="of:=0.075-0.15*RAND()" table:style-name="ce1">
            <text:p>0,026250528</text:p>
          </table:table-cell>
          <table:table-cell table:number-columns-repeated="16379"/>
        </table:table-row>
        <table:table-row table:style-name="ro1">
          <table:table-cell office:value-type="float" office:value="-3.8100000000000041" table:formula="of:=[.A20]+0.01" table:style-name="ce1">
            <text:p>-3,81</text:p>
          </table:table-cell>
          <table:table-cell office:value-type="float" office:value="1.1463124259758251" table:formula="of:=[.C21]+[.D21]+[.E21]" table:style-name="ce1">
            <text:p>1,146312426</text:p>
          </table:table-cell>
          <table:table-cell office:value-type="float" office:value="0.92977648588824269" table:formula="of:=SIN(2*PI()*[.A21])" table:style-name="ce1">
            <text:p>0,929776486</text:p>
          </table:table-cell>
          <table:table-cell office:value-type="float" office:value="0.1541026485551398" table:formula="of:=0.2*SIN(2*PI()*6*[.A21])" table:style-name="ce1">
            <text:p>0,154102649</text:p>
          </table:table-cell>
          <table:table-cell office:value-type="float" office:value="6.2433291532442592E-2" table:formula="of:=0.075-0.15*RAND()" table:style-name="ce1">
            <text:p>0,062433292</text:p>
          </table:table-cell>
          <table:table-cell table:number-columns-repeated="16379"/>
        </table:table-row>
        <table:table-row table:style-name="ro1">
          <table:table-cell office:value-type="float" office:value="-3.8000000000000043" table:formula="of:=[.A21]+0.01" table:style-name="ce1">
            <text:p>-3,8</text:p>
          </table:table-cell>
          <table:table-cell office:value-type="float" office:value="1.1196393296944209" table:formula="of:=[.C22]+[.D22]+[.E22]" table:style-name="ce1">
            <text:p>1,11963933</text:p>
          </table:table-cell>
          <table:table-cell office:value-type="float" office:value="0.95105651629514509" table:formula="of:=SIN(2*PI()*[.A22])" table:style-name="ce1">
            <text:p>0,951056516</text:p>
          </table:table-cell>
          <table:table-cell office:value-type="float" office:value="0.19021130325902141" table:formula="of:=0.2*SIN(2*PI()*6*[.A22])" table:style-name="ce1">
            <text:p>0,190211303</text:p>
          </table:table-cell>
          <table:table-cell office:value-type="float" office:value="-2.1628489859745623E-2" table:formula="of:=0.075-0.15*RAND()" table:style-name="ce1">
            <text:p>-0,02162849</text:p>
          </table:table-cell>
          <table:table-cell table:number-columns-repeated="16379"/>
        </table:table-row>
        <table:table-row table:style-name="ro1">
          <table:table-cell office:value-type="float" office:value="-3.7900000000000045" table:formula="of:=[.A22]+0.01" table:style-name="ce1">
            <text:p>-3,79</text:p>
          </table:table-cell>
          <table:table-cell office:value-type="float" office:value="1.1202492032296159" table:formula="of:=[.C23]+[.D23]+[.E23]" table:style-name="ce1">
            <text:p>1,120249203</text:p>
          </table:table-cell>
          <table:table-cell office:value-type="float" office:value="0.96858316112862419" table:formula="of:=SIN(2*PI()*[.A23])" table:style-name="ce1">
            <text:p>0,968583161</text:p>
          </table:table-cell>
          <table:table-cell office:value-type="float" office:value="0.19960534568565635" table:formula="of:=0.2*SIN(2*PI()*6*[.A23])" table:style-name="ce1">
            <text:p>0,199605346</text:p>
          </table:table-cell>
          <table:table-cell office:value-type="float" office:value="-4.7939303584664708E-2" table:formula="of:=0.075-0.15*RAND()" table:style-name="ce1">
            <text:p>-0,047939304</text:p>
          </table:table-cell>
          <table:table-cell table:number-columns-repeated="16379"/>
        </table:table-row>
        <table:table-row table:style-name="ro1">
          <table:table-cell office:value-type="float" office:value="-3.7800000000000047" table:formula="of:=[.A23]+0.01" table:style-name="ce1">
            <text:p>-3,78</text:p>
          </table:table-cell>
          <table:table-cell office:value-type="float" office:value="1.2311930591008955" table:formula="of:=[.C24]+[.D24]+[.E24]" table:style-name="ce1">
            <text:p>1,231193059</text:p>
          </table:table-cell>
          <table:table-cell office:value-type="float" office:value="0.98228725072868339" table:formula="of:=SIN(2*PI()*[.A24])" table:style-name="ce1">
            <text:p>0,982287251</text:p>
          </table:table-cell>
          <table:table-cell office:value-type="float" office:value="0.18096541049321835" table:formula="of:=0.2*SIN(2*PI()*6*[.A24])" table:style-name="ce1">
            <text:p>0,18096541</text:p>
          </table:table-cell>
          <table:table-cell office:value-type="float" office:value="6.7940397878993808E-2" table:formula="of:=0.075-0.15*RAND()" table:style-name="ce1">
            <text:p>0,067940398</text:p>
          </table:table-cell>
          <table:table-cell table:number-columns-repeated="16379"/>
        </table:table-row>
        <table:table-row table:style-name="ro1">
          <table:table-cell office:value-type="float" office:value="-3.7700000000000049" table:formula="of:=[.A24]+0.01" table:style-name="ce1">
            <text:p>-3,77</text:p>
          </table:table-cell>
          <table:table-cell office:value-type="float" office:value="1.1821976781834382" table:formula="of:=[.C25]+[.D25]+[.E25]" table:style-name="ce1">
            <text:p>1,182197678</text:p>
          </table:table-cell>
          <table:table-cell office:value-type="float" office:value="0.99211470131447421" table:formula="of:=SIN(2*PI()*[.A25])" table:style-name="ce1">
            <text:p>0,992114701</text:p>
          </table:table-cell>
          <table:table-cell office:value-type="float" office:value="0.13690942118576374" table:formula="of:=0.2*SIN(2*PI()*6*[.A25])" table:style-name="ce1">
            <text:p>0,136909421</text:p>
          </table:table-cell>
          <table:table-cell office:value-type="float" office:value="5.3173555683200362E-2" table:formula="of:=0.075-0.15*RAND()" table:style-name="ce1">
            <text:p>0,053173556</text:p>
          </table:table-cell>
          <table:table-cell table:number-columns-repeated="16379"/>
        </table:table-row>
        <table:table-row table:style-name="ro1">
          <table:table-cell office:value-type="float" office:value="-3.7600000000000051" table:formula="of:=[.A25]+0.01" table:style-name="ce1">
            <text:p>-3,76</text:p>
          </table:table-cell>
          <table:table-cell office:value-type="float" office:value="1.0204936945770515" table:formula="of:=[.C26]+[.D26]+[.E26]" table:style-name="ce1">
            <text:p>1,020493695</text:p>
          </table:table-cell>
          <table:table-cell office:value-type="float" office:value="0.99802672842826956" table:formula="of:=SIN(2*PI()*[.A26])" table:style-name="ce1">
            <text:p>0,998026728</text:p>
          </table:table-cell>
          <table:table-cell office:value-type="float" office:value="7.3624910536970498E-2" table:formula="of:=0.2*SIN(2*PI()*6*[.A26])" table:style-name="ce1">
            <text:p>0,073624911</text:p>
          </table:table-cell>
          <table:table-cell office:value-type="float" office:value="-5.1157944388188506E-2" table:formula="of:=0.075-0.15*RAND()" table:style-name="ce1">
            <text:p>-0,051157944</text:p>
          </table:table-cell>
          <table:table-cell table:number-columns-repeated="16379"/>
        </table:table-row>
        <table:table-row table:style-name="ro1">
          <table:table-cell office:value-type="float" office:value="-3.7500000000000053" table:formula="of:=[.A26]+0.01" table:style-name="ce1">
            <text:p>-3,75</text:p>
          </table:table-cell>
          <table:table-cell office:value-type="float" office:value="1.0683083465478145" table:formula="of:=[.C27]+[.D27]+[.E27]" table:style-name="ce1">
            <text:p>1,068308347</text:p>
          </table:table-cell>
          <table:table-cell office:value-type="float" office:value="1" table:formula="of:=SIN(2*PI()*[.A27])" table:style-name="ce1">
            <text:p>1</text:p>
          </table:table-cell>
          <table:table-cell office:value-type="float" office:value="3.9398302328907954E-14" table:formula="of:=0.2*SIN(2*PI()*6*[.A27])" table:style-name="ce1">
            <text:p>3,93983E-14</text:p>
          </table:table-cell>
          <table:table-cell office:value-type="float" office:value="6.8308346547775151E-2" table:formula="of:=0.075-0.15*RAND()" table:style-name="ce1">
            <text:p>0,068308347</text:p>
          </table:table-cell>
          <table:table-cell table:number-columns-repeated="16379"/>
        </table:table-row>
        <table:table-row table:style-name="ro1">
          <table:table-cell office:value-type="float" office:value="-3.7400000000000055" table:formula="of:=[.A27]+0.01" table:style-name="ce1">
            <text:p>-3,74</text:p>
          </table:table-cell>
          <table:table-cell office:value-type="float" office:value="0.97747272974266819" table:formula="of:=[.C28]+[.D28]+[.E28]" table:style-name="ce1">
            <text:p>0,97747273</text:p>
          </table:table-cell>
          <table:table-cell office:value-type="float" office:value="0.99802672842827367" table:formula="of:=SIN(2*PI()*[.A28])" table:style-name="ce1">
            <text:p>0,998026728</text:p>
          </table:table-cell>
          <table:table-cell office:value-type="float" office:value="-7.3624910536897237E-2" table:formula="of:=0.2*SIN(2*PI()*6*[.A28])" table:style-name="ce1">
            <text:p>-0,073624911</text:p>
          </table:table-cell>
          <table:table-cell office:value-type="float" office:value="5.3070911851291723E-2" table:formula="of:=0.075-0.15*RAND()" table:style-name="ce1">
            <text:p>0,053070912</text:p>
          </table:table-cell>
          <table:table-cell table:number-columns-repeated="16379"/>
        </table:table-row>
        <table:table-row table:style-name="ro1">
          <table:table-cell office:value-type="float" office:value="-3.7300000000000058" table:formula="of:=[.A28]+0.01" table:style-name="ce1">
            <text:p>-3,73</text:p>
          </table:table-cell>
          <table:table-cell office:value-type="float" office:value="0.80112876378366427" table:formula="of:=[.C29]+[.D29]+[.E29]" table:style-name="ce1">
            <text:p>0,801128764</text:p>
          </table:table-cell>
          <table:table-cell office:value-type="float" office:value="0.99211470131448198" table:formula="of:=SIN(2*PI()*[.A29])" table:style-name="ce1">
            <text:p>0,992114701</text:p>
          </table:table-cell>
          <table:table-cell office:value-type="float" office:value="-0.13690942118570634" table:formula="of:=0.2*SIN(2*PI()*6*[.A29])" table:style-name="ce1">
            <text:p>-0,136909421</text:p>
          </table:table-cell>
          <table:table-cell office:value-type="float" office:value="-5.4076516345111333E-2" table:formula="of:=0.075-0.15*RAND()" table:style-name="ce1">
            <text:p>-0,054076516</text:p>
          </table:table-cell>
          <table:table-cell table:number-columns-repeated="16379"/>
        </table:table-row>
        <table:table-row table:style-name="ro1">
          <table:table-cell office:value-type="float" office:value="-3.720000000000006" table:formula="of:=[.A29]+0.01" table:style-name="ce1">
            <text:p>-3,72</text:p>
          </table:table-cell>
          <table:table-cell office:value-type="float" office:value="0.79307949329903027" table:formula="of:=[.C30]+[.D30]+[.E30]" table:style-name="ce1">
            <text:p>0,793079493</text:p>
          </table:table-cell>
          <table:table-cell office:value-type="float" office:value="0.98228725072869572" table:formula="of:=SIN(2*PI()*[.A30])" table:style-name="ce1">
            <text:p>0,982287251</text:p>
          </table:table-cell>
          <table:table-cell office:value-type="float" office:value="-0.18096541049318479" table:formula="of:=0.2*SIN(2*PI()*6*[.A30])" table:style-name="ce1">
            <text:p>-0,18096541</text:p>
          </table:table-cell>
          <table:table-cell office:value-type="float" office:value="-8.2423469364805851E-3" table:formula="of:=0.075-0.15*RAND()" table:style-name="ce1">
            <text:p>-0,008242347</text:p>
          </table:table-cell>
          <table:table-cell table:number-columns-repeated="16379"/>
        </table:table-row>
        <table:table-row table:style-name="ro1">
          <table:table-cell office:value-type="float" office:value="-3.7100000000000062" table:formula="of:=[.A30]+0.01" table:style-name="ce1">
            <text:p>-3,71</text:p>
          </table:table-cell>
          <table:table-cell office:value-type="float" office:value="0.75790081349808214" table:formula="of:=[.C31]+[.D31]+[.E31]" table:style-name="ce1">
            <text:p>0,757900813</text:p>
          </table:table-cell>
          <table:table-cell office:value-type="float" office:value="0.96858316112864051" table:formula="of:=SIN(2*PI()*[.A31])" table:style-name="ce1">
            <text:p>0,968583161</text:p>
          </table:table-cell>
          <table:table-cell office:value-type="float" office:value="-0.19960534568565139" table:formula="of:=0.2*SIN(2*PI()*6*[.A31])" table:style-name="ce1">
            <text:p>-0,199605346</text:p>
          </table:table-cell>
          <table:table-cell office:value-type="float" office:value="-1.1077001944907058E-2" table:formula="of:=0.075-0.15*RAND()" table:style-name="ce1">
            <text:p>-0,011077002</text:p>
          </table:table-cell>
          <table:table-cell table:number-columns-repeated="16379"/>
        </table:table-row>
        <table:table-row table:style-name="ro1">
          <table:table-cell office:value-type="float" office:value="-3.7000000000000064" table:formula="of:=[.A31]+0.01" table:style-name="ce1">
            <text:p>-3,7</text:p>
          </table:table-cell>
          <table:table-cell office:value-type="float" office:value="0.69874765965098018" table:formula="of:=[.C32]+[.D32]+[.E32]" table:style-name="ce1">
            <text:p>0,69874766</text:p>
          </table:table-cell>
          <table:table-cell office:value-type="float" office:value="0.95105651629516541" table:formula="of:=SIN(2*PI()*[.A32])" table:style-name="ce1">
            <text:p>0,951056516</text:p>
          </table:table-cell>
          <table:table-cell office:value-type="float" office:value="-0.19021130325904576" table:formula="of:=0.2*SIN(2*PI()*6*[.A32])" table:style-name="ce1">
            <text:p>-0,190211303</text:p>
          </table:table-cell>
          <table:table-cell office:value-type="float" office:value="-6.2097553385139462E-2" table:formula="of:=0.075-0.15*RAND()" table:style-name="ce1">
            <text:p>-0,062097553</text:p>
          </table:table-cell>
          <table:table-cell table:number-columns-repeated="16379"/>
        </table:table-row>
        <table:table-row table:style-name="ro1">
          <table:table-cell office:value-type="float" office:value="-3.6900000000000066" table:formula="of:=[.A32]+0.01" table:style-name="ce1">
            <text:p>-3,69</text:p>
          </table:table-cell>
          <table:table-cell office:value-type="float" office:value="0.75426605616983877" table:formula="of:=[.C33]+[.D33]+[.E33]" table:style-name="ce1">
            <text:p>0,754266056</text:p>
          </table:table-cell>
          <table:table-cell office:value-type="float" office:value="0.92977648588826689" table:formula="of:=SIN(2*PI()*[.A33])" table:style-name="ce1">
            <text:p>0,929776486</text:p>
          </table:table-cell>
          <table:table-cell office:value-type="float" office:value="-0.15410264855519007" table:formula="of:=0.2*SIN(2*PI()*6*[.A33])" table:style-name="ce1">
            <text:p>-0,154102649</text:p>
          </table:table-cell>
          <table:table-cell office:value-type="float" office:value="-2.1407781163238063E-2" table:formula="of:=0.075-0.15*RAND()" table:style-name="ce1">
            <text:p>-0,021407781</text:p>
          </table:table-cell>
          <table:table-cell table:number-columns-repeated="16379"/>
        </table:table-row>
        <table:table-row table:style-name="ro1">
          <table:table-cell office:value-type="float" office:value="-3.6800000000000068" table:formula="of:=[.A33]+0.01" table:style-name="ce1">
            <text:p>-3,68</text:p>
          </table:table-cell>
          <table:table-cell office:value-type="float" office:value="0.79502663915142335" table:formula="of:=[.C34]+[.D34]+[.E34]" table:style-name="ce1">
            <text:p>0,795026639</text:p>
          </table:table-cell>
          <table:table-cell office:value-type="float" office:value="0.90482705246603756" table:formula="of:=SIN(2*PI()*[.A34])" table:style-name="ce1">
            <text:p>0,904827052</text:p>
          </table:table-cell>
          <table:table-cell office:value-type="float" office:value="-9.6350734820388931E-2" table:formula="of:=0.2*SIN(2*PI()*6*[.A34])" table:style-name="ce1">
            <text:p>-0,096350735</text:p>
          </table:table-cell>
          <table:table-cell office:value-type="float" office:value="-1.3449678494225265E-2" table:formula="of:=0.075-0.15*RAND()" table:style-name="ce1">
            <text:p>-0,013449678</text:p>
          </table:table-cell>
          <table:table-cell table:number-columns-repeated="16379"/>
        </table:table-row>
        <table:table-row table:style-name="ro1">
          <table:table-cell office:value-type="float" office:value="-3.670000000000007" table:formula="of:=[.A34]+0.01" table:style-name="ce1">
            <text:p>-3,67</text:p>
          </table:table-cell>
          <table:table-cell office:value-type="float" office:value="0.83790318210575232" table:formula="of:=[.C35]+[.D35]+[.E35]" table:style-name="ce1">
            <text:p>0,837903182</text:p>
          </table:table-cell>
          <table:table-cell office:value-type="float" office:value="0.87630668004388423" table:formula="of:=SIN(2*PI()*[.A35])" table:style-name="ce1">
            <text:p>0,87630668</text:p>
          </table:table-cell>
          <table:table-cell office:value-type="float" office:value="-2.5066646712914628E-2" table:formula="of:=0.2*SIN(2*PI()*6*[.A35])" table:style-name="ce1">
            <text:p>-0,025066647</text:p>
          </table:table-cell>
          <table:table-cell office:value-type="float" office:value="-1.3336851225217286E-2" table:formula="of:=0.075-0.15*RAND()" table:style-name="ce1">
            <text:p>-0,013336851</text:p>
          </table:table-cell>
          <table:table-cell table:number-columns-repeated="16379"/>
        </table:table-row>
        <table:table-row table:style-name="ro1">
          <table:table-cell office:value-type="float" office:value="-3.6600000000000072" table:formula="of:=[.A35]+0.01" table:style-name="ce1">
            <text:p>-3,66</text:p>
          </table:table-cell>
          <table:table-cell office:value-type="float" office:value="0.83692413029574086" table:formula="of:=[.C36]+[.D36]+[.E36]" table:style-name="ce1">
            <text:p>0,83692413</text:p>
          </table:table-cell>
          <table:table-cell office:value-type="float" office:value="0.84432792550203817" table:formula="of:=SIN(2*PI()*[.A36])" table:style-name="ce1">
            <text:p>0,844327926</text:p>
          </table:table-cell>
          <table:table-cell office:value-type="float" office:value="4.973797743291667E-2" table:formula="of:=0.2*SIN(2*PI()*6*[.A36])" table:style-name="ce1">
            <text:p>0,049737977</text:p>
          </table:table-cell>
          <table:table-cell office:value-type="float" office:value="-5.7141772639213925E-2" table:formula="of:=0.075-0.15*RAND()" table:style-name="ce1">
            <text:p>-0,057141773</text:p>
          </table:table-cell>
          <table:table-cell table:number-columns-repeated="16379"/>
        </table:table-row>
        <table:table-row table:style-name="ro1">
          <table:table-cell office:value-type="float" office:value="-3.6500000000000075" table:formula="of:=[.A36]+0.01" table:style-name="ce1">
            <text:p>-3,65</text:p>
          </table:table-cell>
          <table:table-cell office:value-type="float" office:value="0.8557309485266531" table:formula="of:=[.C37]+[.D37]+[.E37]" table:style-name="ce1">
            <text:p>0,855730949</text:p>
          </table:table-cell>
          <table:table-cell office:value-type="float" office:value="0.8090169943749751" table:formula="of:=SIN(2*PI()*[.A37])" table:style-name="ce1">
            <text:p>0,809016994</text:p>
          </table:table-cell>
          <table:table-cell office:value-type="float" office:value="0.11755705045844778" table:formula="of:=0.2*SIN(2*PI()*6*[.A37])" table:style-name="ce1">
            <text:p>0,11755705</text:p>
          </table:table-cell>
          <table:table-cell office:value-type="float" office:value="-7.0843096306769812E-2" table:formula="of:=0.075-0.15*RAND()" table:style-name="ce1">
            <text:p>-0,070843096</text:p>
          </table:table-cell>
          <table:table-cell table:number-columns-repeated="16379"/>
        </table:table-row>
        <table:table-row table:style-name="ro1">
          <table:table-cell office:value-type="float" office:value="-3.6400000000000077" table:formula="of:=[.A37]+0.01" table:style-name="ce1">
            <text:p>-3,64</text:p>
          </table:table-cell>
          <table:table-cell office:value-type="float" office:value="1.0104967630024508" table:formula="of:=[.C38]+[.D38]+[.E38]" table:style-name="ce1">
            <text:p>1,010496763</text:p>
          </table:table-cell>
          <table:table-cell office:value-type="float" office:value="0.77051324277581945" table:formula="of:=SIN(2*PI()*[.A38])" table:style-name="ce1">
            <text:p>0,770513243</text:p>
          </table:table-cell>
          <table:table-cell office:value-type="float" office:value="0.16886558510037405" table:formula="of:=0.2*SIN(2*PI()*6*[.A38])" table:style-name="ce1">
            <text:p>0,168865585</text:p>
          </table:table-cell>
          <table:table-cell office:value-type="float" office:value="7.1117935126257262E-2" table:formula="of:=0.075-0.15*RAND()" table:style-name="ce1">
            <text:p>0,071117935</text:p>
          </table:table-cell>
          <table:table-cell table:number-columns-repeated="16379"/>
        </table:table-row>
        <table:table-row table:style-name="ro1">
          <table:table-cell office:value-type="float" office:value="-3.6300000000000079" table:formula="of:=[.A38]+0.01" table:style-name="ce1">
            <text:p>-3,63</text:p>
          </table:table-cell>
          <table:table-cell office:value-type="float" office:value="0.86322767265981504" table:formula="of:=[.C39]+[.D39]+[.E39]" table:style-name="ce1">
            <text:p>0,863227673</text:p>
          </table:table-cell>
          <table:table-cell office:value-type="float" office:value="0.72896862742144419" table:formula="of:=SIN(2*PI()*[.A39])" table:style-name="ce1">
            <text:p>0,728968627</text:p>
          </table:table-cell>
          <table:table-cell office:value-type="float" office:value="0.19645745014572727" table:formula="of:=0.2*SIN(2*PI()*6*[.A39])" table:style-name="ce1">
            <text:p>0,19645745</text:p>
          </table:table-cell>
          <table:table-cell office:value-type="float" office:value="-6.2198404907356383E-2" table:formula="of:=0.075-0.15*RAND()" table:style-name="ce1">
            <text:p>-0,062198405</text:p>
          </table:table-cell>
          <table:table-cell table:number-columns-repeated="16379"/>
        </table:table-row>
        <table:table-row table:style-name="ro1">
          <table:table-cell office:value-type="float" office:value="-3.6200000000000081" table:formula="of:=[.A39]+0.01" table:style-name="ce1">
            <text:p>-3,62</text:p>
          </table:table-cell>
          <table:table-cell office:value-type="float" office:value="0.86808379374467881" table:formula="of:=[.C40]+[.D40]+[.E40]" table:style-name="ce1">
            <text:p>0,868083794</text:p>
          </table:table-cell>
          <table:table-cell office:value-type="float" office:value="0.68454710592872636" table:formula="of:=SIN(2*PI()*[.A40])" table:style-name="ce1">
            <text:p>0,684547106</text:p>
          </table:table-cell>
          <table:table-cell office:value-type="float" office:value="0.19645745014574856" table:formula="of:=0.2*SIN(2*PI()*6*[.A40])" table:style-name="ce1">
            <text:p>0,19645745</text:p>
          </table:table-cell>
          <table:table-cell office:value-type="float" office:value="-1.2920762329796165E-2" table:formula="of:=0.075-0.15*RAND()" table:style-name="ce1">
            <text:p>-0,012920762</text:p>
          </table:table-cell>
          <table:table-cell table:number-columns-repeated="16379"/>
        </table:table-row>
        <table:table-row table:style-name="ro1">
          <table:table-cell office:value-type="float" office:value="-3.6100000000000083" table:formula="of:=[.A40]+0.01" table:style-name="ce1">
            <text:p>-3,61</text:p>
          </table:table-cell>
          <table:table-cell office:value-type="float" office:value="0.77882429892778759" table:formula="of:=[.C41]+[.D41]+[.E41]" table:style-name="ce1">
            <text:p>0,778824299</text:p>
          </table:table-cell>
          <table:table-cell office:value-type="float" office:value="0.63742398974872982" table:formula="of:=SIN(2*PI()*[.A41])" table:style-name="ce1">
            <text:p>0,63742399</text:p>
          </table:table-cell>
          <table:table-cell office:value-type="float" office:value="0.16886558510043498" table:formula="of:=0.2*SIN(2*PI()*6*[.A41])" table:style-name="ce1">
            <text:p>0,168865585</text:p>
          </table:table-cell>
          <table:table-cell office:value-type="float" office:value="-2.746527592137718E-2" table:formula="of:=0.075-0.15*RAND()" table:style-name="ce1">
            <text:p>-0,027465276</text:p>
          </table:table-cell>
          <table:table-cell table:number-columns-repeated="16379"/>
        </table:table-row>
        <table:table-row table:style-name="ro1">
          <table:table-cell office:value-type="float" office:value="-3.6000000000000085" table:formula="of:=[.A41]+0.01" table:style-name="ce1">
            <text:p>-3,6</text:p>
          </table:table-cell>
          <table:table-cell office:value-type="float" office:value="0.67895236499603584" table:formula="of:=[.C42]+[.D42]+[.E42]" table:style-name="ce1">
            <text:p>0,678952365</text:p>
          </table:table-cell>
          <table:table-cell office:value-type="float" office:value="0.58778525229251555" table:formula="of:=SIN(2*PI()*[.A42])" table:style-name="ce1">
            <text:p>0,587785252</text:p>
          </table:table-cell>
          <table:table-cell office:value-type="float" office:value="0.11755705045854437" table:formula="of:=0.2*SIN(2*PI()*6*[.A42])" table:style-name="ce1">
            <text:p>0,11755705</text:p>
          </table:table-cell>
          <table:table-cell office:value-type="float" office:value="-2.6389937755024129E-2" table:formula="of:=0.075-0.15*RAND()" table:style-name="ce1">
            <text:p>-0,026389938</text:p>
          </table:table-cell>
          <table:table-cell table:number-columns-repeated="16379"/>
        </table:table-row>
        <table:table-row table:style-name="ro1">
          <table:table-cell office:value-type="float" office:value="-3.5900000000000087" table:formula="of:=[.A42]+0.01" table:style-name="ce1">
            <text:p>-3,59</text:p>
          </table:table-cell>
          <table:table-cell office:value-type="float" office:value="0.56879189897856131" table:formula="of:=[.C43]+[.D43]+[.E43]" table:style-name="ce1">
            <text:p>0,568791899</text:p>
          </table:table-cell>
          <table:table-cell office:value-type="float" office:value="0.53582679497904118" table:formula="of:=SIN(2*PI()*[.A43])" table:style-name="ce1">
            <text:p>0,535826795</text:p>
          </table:table-cell>
          <table:table-cell office:value-type="float" office:value="4.9737977433032293E-2" table:formula="of:=0.2*SIN(2*PI()*6*[.A43])" table:style-name="ce1">
            <text:p>0,049737977</text:p>
          </table:table-cell>
          <table:table-cell office:value-type="float" office:value="-1.6772873433512178E-2" table:formula="of:=0.075-0.15*RAND()" table:style-name="ce1">
            <text:p>-0,016772873</text:p>
          </table:table-cell>
          <table:table-cell table:number-columns-repeated="16379"/>
        </table:table-row>
        <table:table-row table:style-name="ro1">
          <table:table-cell office:value-type="float" office:value="-3.580000000000009" table:formula="of:=[.A43]+0.01" table:style-name="ce1">
            <text:p>-3,58</text:p>
          </table:table-cell>
          <table:table-cell office:value-type="float" office:value="0.42769311078316402" table:formula="of:=[.C44]+[.D44]+[.E44]" table:style-name="ce1">
            <text:p>0,427693111</text:p>
          </table:table-cell>
          <table:table-cell office:value-type="float" office:value="0.48175367410176495" table:formula="of:=SIN(2*PI()*[.A44])" table:style-name="ce1">
            <text:p>0,481753674</text:p>
          </table:table-cell>
          <table:table-cell office:value-type="float" office:value="-2.5066646712796195E-2" table:formula="of:=0.2*SIN(2*PI()*6*[.A44])" table:style-name="ce1">
            <text:p>-0,025066647</text:p>
          </table:table-cell>
          <table:table-cell office:value-type="float" office:value="-2.8993916605804748E-2" table:formula="of:=0.075-0.15*RAND()" table:style-name="ce1">
            <text:p>-0,028993917</text:p>
          </table:table-cell>
          <table:table-cell table:number-columns-repeated="16379"/>
        </table:table-row>
        <table:table-row table:style-name="ro1">
          <table:table-cell office:value-type="float" office:value="-3.5700000000000092" table:formula="of:=[.A44]+0.01" table:style-name="ce1">
            <text:p>-3,57</text:p>
          </table:table-cell>
          <table:table-cell office:value-type="float" office:value="0.36688660946802237" table:formula="of:=[.C45]+[.D45]+[.E45]" table:style-name="ce1">
            <text:p>0,366886609</text:p>
          </table:table-cell>
          <table:table-cell office:value-type="float" office:value="0.42577929156512423" table:formula="of:=SIN(2*PI()*[.A45])" table:style-name="ce1">
            <text:p>0,425779292</text:p>
          </table:table-cell>
          <table:table-cell office:value-type="float" office:value="-9.6350734820284334E-2" table:formula="of:=0.2*SIN(2*PI()*6*[.A45])" table:style-name="ce1">
            <text:p>-0,096350735</text:p>
          </table:table-cell>
          <table:table-cell office:value-type="float" office:value="3.7458052723182457E-2" table:formula="of:=0.075-0.15*RAND()" table:style-name="ce1">
            <text:p>0,037458053</text:p>
          </table:table-cell>
          <table:table-cell table:number-columns-repeated="16379"/>
        </table:table-row>
        <table:table-row table:style-name="ro1">
          <table:table-cell office:value-type="float" office:value="-3.5600000000000094" table:formula="of:=[.A45]+0.01" table:style-name="ce1">
            <text:p>-3,56</text:p>
          </table:table-cell>
          <table:table-cell office:value-type="float" office:value="0.22638800987409119" table:formula="of:=[.C46]+[.D46]+[.E46]" table:style-name="ce1">
            <text:p>0,22638801</text:p>
          </table:table-cell>
          <table:table-cell office:value-type="float" office:value="0.36812455268473132" table:formula="of:=SIN(2*PI()*[.A46])" table:style-name="ce1">
            <text:p>0,368124553</text:p>
          </table:table-cell>
          <table:table-cell office:value-type="float" office:value="-0.15410264855511396" table:formula="of:=0.2*SIN(2*PI()*6*[.A46])" table:style-name="ce1">
            <text:p>-0,154102649</text:p>
          </table:table-cell>
          <table:table-cell office:value-type="float" office:value="1.2366105744473832E-2" table:formula="of:=0.075-0.15*RAND()" table:style-name="ce1">
            <text:p>0,012366106</text:p>
          </table:table-cell>
          <table:table-cell table:number-columns-repeated="16379"/>
        </table:table-row>
        <table:table-row table:style-name="ro1">
          <table:table-cell office:value-type="float" office:value="-3.5500000000000096" table:formula="of:=[.A46]+0.01" table:style-name="ce1">
            <text:p>-3,55</text:p>
          </table:table-cell>
          <table:table-cell office:value-type="float" office:value="0.14790621928830994" table:formula="of:=[.C47]+[.D47]+[.E47]" table:style-name="ce1">
            <text:p>0,147906219</text:p>
          </table:table-cell>
          <table:table-cell office:value-type="float" office:value="0.30901699437500235" table:formula="of:=SIN(2*PI()*[.A47])" table:style-name="ce1">
            <text:p>0,309016994</text:p>
          </table:table-cell>
          <table:table-cell office:value-type="float" office:value="-0.19021130325900887" table:formula="of:=0.2*SIN(2*PI()*6*[.A47])" table:style-name="ce1">
            <text:p>-0,190211303</text:p>
          </table:table-cell>
          <table:table-cell office:value-type="float" office:value="2.910052817231646E-2" table:formula="of:=0.075-0.15*RAND()" table:style-name="ce1">
            <text:p>0,029100528</text:p>
          </table:table-cell>
          <table:table-cell table:number-columns-repeated="16379"/>
        </table:table-row>
        <table:table-row table:style-name="ro1">
          <table:table-cell office:value-type="float" office:value="-3.5400000000000098" table:formula="of:=[.A47]+0.01" table:style-name="ce1">
            <text:p>-3,54</text:p>
          </table:table-cell>
          <table:table-cell office:value-type="float" office:value="3.4969632207778892E-2" table:formula="of:=[.C48]+[.D48]+[.E48]" table:style-name="ce1">
            <text:p>0,034969632</text:p>
          </table:table-cell>
          <table:table-cell office:value-type="float" office:value="0.24868988716491452" table:formula="of:=SIN(2*PI()*[.A48])" table:style-name="ce1">
            <text:p>0,248689887</text:p>
          </table:table-cell>
          <table:table-cell office:value-type="float" office:value="-0.19960534568565888" table:formula="of:=0.2*SIN(2*PI()*6*[.A48])" table:style-name="ce1">
            <text:p>-0,199605346</text:p>
          </table:table-cell>
          <table:table-cell office:value-type="float" office:value="-1.4114909271476753E-2" table:formula="of:=0.075-0.15*RAND()" table:style-name="ce1">
            <text:p>-0,014114909</text:p>
          </table:table-cell>
          <table:table-cell table:number-columns-repeated="16379"/>
        </table:table-row>
        <table:table-row table:style-name="ro1">
          <table:table-cell office:value-type="float" office:value="-3.53000000000001" table:formula="of:=[.A48]+0.01" table:style-name="ce1">
            <text:p>-3,53</text:p>
          </table:table-cell>
          <table:table-cell office:value-type="float" office:value="4.381965200634011E-3" table:formula="of:=[.C49]+[.D49]+[.E49]" table:style-name="ce1">
            <text:p>0,004381965</text:p>
          </table:table-cell>
          <table:table-cell office:value-type="float" office:value="0.18738131458578555" table:formula="of:=SIN(2*PI()*[.A49])" table:style-name="ce1">
            <text:p>0,187381315</text:p>
          </table:table-cell>
          <table:table-cell office:value-type="float" office:value="-0.18096541049323561" table:formula="of:=0.2*SIN(2*PI()*6*[.A49])" table:style-name="ce1">
            <text:p>-0,18096541</text:p>
          </table:table-cell>
          <table:table-cell office:value-type="float" office:value="-2.033938891915929E-3" table:formula="of:=0.075-0.15*RAND()" table:style-name="ce1">
            <text:p>-0,002033939</text:p>
          </table:table-cell>
          <table:table-cell table:number-columns-repeated="16379"/>
        </table:table-row>
        <table:table-row table:style-name="ro1">
          <table:table-cell office:value-type="float" office:value="-3.5200000000000102" table:formula="of:=[.A49]+0.01" table:style-name="ce1">
            <text:p>-3,52</text:p>
          </table:table-cell>
          <table:table-cell office:value-type="float" office:value="-2.73247945771872E-2" table:formula="of:=[.C50]+[.D50]+[.E50]" table:style-name="ce1">
            <text:p>-0,027324795</text:p>
          </table:table-cell>
          <table:table-cell office:value-type="float" office:value="0.12533323356436613" table:formula="of:=SIN(2*PI()*[.A50])" table:style-name="ce1">
            <text:p>0,125333234</text:p>
          </table:table-cell>
          <table:table-cell office:value-type="float" office:value="-0.13690942118579336" table:formula="of:=0.2*SIN(2*PI()*6*[.A50])" table:style-name="ce1">
            <text:p>-0,136909421</text:p>
          </table:table-cell>
          <table:table-cell office:value-type="float" office:value="-1.5748606955759969E-2" table:formula="of:=0.075-0.15*RAND()" table:style-name="ce1">
            <text:p>-0,015748607</text:p>
          </table:table-cell>
          <table:table-cell table:number-columns-repeated="16379"/>
        </table:table-row>
        <table:table-row table:style-name="ro1">
          <table:table-cell office:value-type="float" office:value="-3.5100000000000104" table:formula="of:=[.A50]+0.01" table:style-name="ce1">
            <text:p>-3,51</text:p>
          </table:table-cell>
          <table:table-cell office:value-type="float" office:value="-7.6555142721840427E-2" table:formula="of:=[.C51]+[.D51]+[.E51]" table:style-name="ce1">
            <text:p>-0,076555143</text:p>
          </table:table-cell>
          <table:table-cell office:value-type="float" office:value="6.2790519529379529E-2" table:formula="of:=SIN(2*PI()*[.A51])" table:style-name="ce1">
            <text:p>0,06279052</text:p>
          </table:table-cell>
          <table:table-cell office:value-type="float" office:value="-7.3624910537008231E-2" table:formula="of:=0.2*SIN(2*PI()*6*[.A51])" table:style-name="ce1">
            <text:p>-0,073624911</text:p>
          </table:table-cell>
          <table:table-cell office:value-type="float" office:value="-6.5720751714211725E-2" table:formula="of:=0.075-0.15*RAND()" table:style-name="ce1">
            <text:p>-0,065720752</text:p>
          </table:table-cell>
          <table:table-cell table:number-columns-repeated="16379"/>
        </table:table-row>
        <table:table-row table:style-name="ro1">
          <table:table-cell office:value-type="float" office:value="-3.5000000000000107" table:formula="of:=[.A51]+0.01" table:style-name="ce1">
            <text:p>-3,5</text:p>
          </table:table-cell>
          <table:table-cell office:value-type="float" office:value="-5.67724975742998E-2" table:formula="of:=[.C52]+[.D52]+[.E52]" table:style-name="ce1">
            <text:p>-0,056772498</text:p>
          </table:table-cell>
          <table:table-cell office:value-type="float" office:value="6.6643955978773484E-14" table:formula="of:=SIN(2*PI()*[.A52])" table:style-name="ce1">
            <text:p>6,6644E-14</text:p>
          </table:table-cell>
          <table:table-cell office:value-type="float" office:value="-7.9972747174528183E-14" table:formula="of:=0.2*SIN(2*PI()*6*[.A52])" table:style-name="ce1">
            <text:p>-7,99727E-14</text:p>
          </table:table-cell>
          <table:table-cell office:value-type="float" office:value="-5.6772497574286471E-2" table:formula="of:=0.075-0.15*RAND()" table:style-name="ce1">
            <text:p>-0,056772498</text:p>
          </table:table-cell>
          <table:table-cell table:number-columns-repeated="16379"/>
        </table:table-row>
        <table:table-row table:style-name="ro1">
          <table:table-cell office:value-type="float" office:value="-3.4900000000000109" table:formula="of:=[.A52]+0.01" table:style-name="ce1">
            <text:p>-3,49</text:p>
          </table:table-cell>
          <table:table-cell office:value-type="float" office:value="1.0526575509693867E-2" table:formula="of:=[.C53]+[.D53]+[.E53]" table:style-name="ce1">
            <text:p>0,010526576</text:p>
          </table:table-cell>
          <table:table-cell office:value-type="float" office:value="-6.2790519529246511E-2" table:formula="of:=SIN(2*PI()*[.A53])" table:style-name="ce1">
            <text:p>-0,06279052</text:p>
          </table:table-cell>
          <table:table-cell office:value-type="float" office:value="7.3624910536859517E-2" table:formula="of:=0.2*SIN(2*PI()*6*[.A53])" table:style-name="ce1">
            <text:p>0,073624911</text:p>
          </table:table-cell>
          <table:table-cell office:value-type="float" office:value="-3.0781549791913942E-4" table:formula="of:=0.075-0.15*RAND()" table:style-name="ce1">
            <text:p>-0,000307815</text:p>
          </table:table-cell>
          <table:table-cell table:number-columns-repeated="16379"/>
        </table:table-row>
        <table:table-row table:style-name="ro1">
          <table:table-cell office:value-type="float" office:value="-3.4800000000000111" table:formula="of:=[.A53]+0.01" table:style-name="ce1">
            <text:p>-3,48</text:p>
          </table:table-cell>
          <table:table-cell office:value-type="float" office:value="-3.4120220338493365E-2" table:formula="of:=[.C54]+[.D54]+[.E54]" table:style-name="ce1">
            <text:p>-0,03412022</text:p>
          </table:table-cell>
          <table:table-cell office:value-type="float" office:value="-0.12533323356423742" table:formula="of:=SIN(2*PI()*[.A54])" table:style-name="ce1">
            <text:p>-0,125333234</text:p>
          </table:table-cell>
          <table:table-cell office:value-type="float" office:value="0.13690942118567676" table:formula="of:=0.2*SIN(2*PI()*6*[.A54])" table:style-name="ce1">
            <text:p>0,136909421</text:p>
          </table:table-cell>
          <table:table-cell office:value-type="float" office:value="-4.5696407959932697E-2" table:formula="of:=0.075-0.15*RAND()" table:style-name="ce1">
            <text:p>-0,045696408</text:p>
          </table:table-cell>
          <table:table-cell table:number-columns-repeated="16379"/>
        </table:table-row>
        <table:table-row table:style-name="ro1">
          <table:table-cell office:value-type="float" office:value="-3.4700000000000113" table:formula="of:=[.A54]+0.01" table:style-name="ce1">
            <text:p>-3,47</text:p>
          </table:table-cell>
          <table:table-cell office:value-type="float" office:value="-5.9086734880535383E-2" table:formula="of:=[.C55]+[.D55]+[.E55]" table:style-name="ce1">
            <text:p>-0,059086735</text:p>
          </table:table-cell>
          <table:table-cell office:value-type="float" office:value="-0.18738131458565463" table:formula="of:=SIN(2*PI()*[.A55])" table:style-name="ce1">
            <text:p>-0,187381315</text:p>
          </table:table-cell>
          <table:table-cell office:value-type="float" office:value="0.1809654104931675" table:formula="of:=0.2*SIN(2*PI()*6*[.A55])" table:style-name="ce1">
            <text:p>0,18096541</text:p>
          </table:table-cell>
          <table:table-cell office:value-type="float" office:value="-5.2670830788048253E-2" table:formula="of:=0.075-0.15*RAND()" table:style-name="ce1">
            <text:p>-0,052670831</text:p>
          </table:table-cell>
          <table:table-cell table:number-columns-repeated="16379"/>
        </table:table-row>
        <table:table-row table:style-name="ro1">
          <table:table-cell office:value-type="float" office:value="-3.4600000000000115" table:formula="of:=[.A55]+0.01" table:style-name="ce1">
            <text:p>-3,46</text:p>
          </table:table-cell>
          <table:table-cell office:value-type="float" office:value="6.9978184859174342E-3" table:formula="of:=[.C56]+[.D56]+[.E56]" table:style-name="ce1">
            <text:p>0,006997818</text:p>
          </table:table-cell>
          <table:table-cell office:value-type="float" office:value="-0.24868988716478541" table:formula="of:=SIN(2*PI()*[.A56])" table:style-name="ce1">
            <text:p>-0,248689887</text:p>
          </table:table-cell>
          <table:table-cell office:value-type="float" office:value="0.19960534568564883" table:formula="of:=0.2*SIN(2*PI()*6*[.A56])" table:style-name="ce1">
            <text:p>0,199605346</text:p>
          </table:table-cell>
          <table:table-cell office:value-type="float" office:value="5.6082359965054007E-2" table:formula="of:=0.075-0.15*RAND()" table:style-name="ce1">
            <text:p>0,05608236</text:p>
          </table:table-cell>
          <table:table-cell table:number-columns-repeated="16379"/>
        </table:table-row>
        <table:table-row table:style-name="ro1">
          <table:table-cell office:value-type="float" office:value="-3.4500000000000117" table:formula="of:=[.A56]+0.01" table:style-name="ce1">
            <text:p>-3,45</text:p>
          </table:table-cell>
          <table:table-cell office:value-type="float" office:value="-9.8387480703518077E-2" table:formula="of:=[.C57]+[.D57]+[.E57]" table:style-name="ce1">
            <text:p>-0,098387481</text:p>
          </table:table-cell>
          <table:table-cell office:value-type="float" office:value="-0.30901699437487895" table:formula="of:=SIN(2*PI()*[.A57])" table:style-name="ce1">
            <text:p>-0,309016994</text:p>
          </table:table-cell>
          <table:table-cell office:value-type="float" office:value="0.1902113032590583" table:formula="of:=0.2*SIN(2*PI()*6*[.A57])" table:style-name="ce1">
            <text:p>0,190211303</text:p>
          </table:table-cell>
          <table:table-cell office:value-type="float" office:value="2.0418210412302566E-2" table:formula="of:=0.075-0.15*RAND()" table:style-name="ce1">
            <text:p>0,02041821</text:p>
          </table:table-cell>
          <table:table-cell table:number-columns-repeated="16379"/>
        </table:table-row>
        <table:table-row table:style-name="ro1">
          <table:table-cell office:value-type="float" office:value="-3.4400000000000119" table:formula="of:=[.A57]+0.01" table:style-name="ce1">
            <text:p>-3,44</text:p>
          </table:table-cell>
          <table:table-cell office:value-type="float" office:value="-0.20314325103969746" table:formula="of:=[.C58]+[.D58]+[.E58]" table:style-name="ce1">
            <text:p>-0,203143251</text:p>
          </table:table-cell>
          <table:table-cell office:value-type="float" office:value="-0.36812455268460742" table:formula="of:=SIN(2*PI()*[.A58])" table:style-name="ce1">
            <text:p>-0,368124553</text:p>
          </table:table-cell>
          <table:table-cell office:value-type="float" office:value="0.15410264855521591" table:formula="of:=0.2*SIN(2*PI()*6*[.A58])" table:style-name="ce1">
            <text:p>0,154102649</text:p>
          </table:table-cell>
          <table:table-cell office:value-type="float" office:value="1.0878653089694046E-2" table:formula="of:=0.075-0.15*RAND()" table:style-name="ce1">
            <text:p>0,010878653</text:p>
          </table:table-cell>
          <table:table-cell table:number-columns-repeated="16379"/>
        </table:table-row>
        <table:table-row table:style-name="ro1">
          <table:table-cell office:value-type="float" office:value="-3.4300000000000122" table:formula="of:=[.A58]+0.01" table:style-name="ce1">
            <text:p>-3,43</text:p>
          </table:table-cell>
          <table:table-cell office:value-type="float" office:value="-0.31547157158172789" table:formula="of:=[.C59]+[.D59]+[.E59]" table:style-name="ce1">
            <text:p>-0,315471572</text:p>
          </table:table-cell>
          <table:table-cell office:value-type="float" office:value="-0.42577929156500366" table:formula="of:=SIN(2*PI()*[.A59])" table:style-name="ce1">
            <text:p>-0,425779292</text:p>
          </table:table-cell>
          <table:table-cell office:value-type="float" office:value="9.63507348204245E-2" table:formula="of:=0.2*SIN(2*PI()*6*[.A59])" table:style-name="ce1">
            <text:p>0,096350735</text:p>
          </table:table-cell>
          <table:table-cell office:value-type="float" office:value="1.3956985162851279E-2" table:formula="of:=0.075-0.15*RAND()" table:style-name="ce1">
            <text:p>0,013956985</text:p>
          </table:table-cell>
          <table:table-cell table:number-columns-repeated="16379"/>
        </table:table-row>
        <table:table-row table:style-name="ro1">
          <table:table-cell office:value-type="float" office:value="-3.4200000000000124" table:formula="of:=[.A59]+0.01" table:style-name="ce1">
            <text:p>-3,42</text:p>
          </table:table-cell>
          <table:table-cell office:value-type="float" office:value="-0.47071714561908329" table:formula="of:=[.C60]+[.D60]+[.E60]" table:style-name="ce1">
            <text:p>-0,470717146</text:p>
          </table:table-cell>
          <table:table-cell office:value-type="float" office:value="-0.48175367410164815" table:formula="of:=SIN(2*PI()*[.A60])" table:style-name="ce1">
            <text:p>-0,481753674</text:p>
          </table:table-cell>
          <table:table-cell office:value-type="float" office:value="2.5066646712954877E-2" table:formula="of:=0.2*SIN(2*PI()*6*[.A60])" table:style-name="ce1">
            <text:p>0,025066647</text:p>
          </table:table-cell>
          <table:table-cell office:value-type="float" office:value="-1.4030118230390035E-2" table:formula="of:=0.075-0.15*RAND()" table:style-name="ce1">
            <text:p>-0,014030118</text:p>
          </table:table-cell>
          <table:table-cell table:number-columns-repeated="16379"/>
        </table:table-row>
        <table:table-row table:style-name="ro1">
          <table:table-cell office:value-type="float" office:value="-3.4100000000000126" table:formula="of:=[.A60]+0.01" table:style-name="ce1">
            <text:p>-3,41</text:p>
          </table:table-cell>
          <table:table-cell office:value-type="float" office:value="-0.53440638357179104" table:formula="of:=[.C61]+[.D61]+[.E61]" table:style-name="ce1">
            <text:p>-0,534406384</text:p>
          </table:table-cell>
          <table:table-cell office:value-type="float" office:value="-0.5358267949789316" table:formula="of:=SIN(2*PI()*[.A61])" table:style-name="ce1">
            <text:p>-0,535826795</text:p>
          </table:table-cell>
          <table:table-cell office:value-type="float" office:value="-4.9737977432877369E-2" table:formula="of:=0.2*SIN(2*PI()*6*[.A61])" table:style-name="ce1">
            <text:p>-0,049737977</text:p>
          </table:table-cell>
          <table:table-cell office:value-type="float" office:value="5.1158388840017846E-2" table:formula="of:=0.075-0.15*RAND()" table:style-name="ce1">
            <text:p>0,051158389</text:p>
          </table:table-cell>
          <table:table-cell table:number-columns-repeated="16379"/>
        </table:table-row>
        <table:table-row table:style-name="ro1">
          <table:table-cell office:value-type="float" office:value="-3.4000000000000128" table:formula="of:=[.A61]+0.01" table:style-name="ce1">
            <text:p>-3,4</text:p>
          </table:table-cell>
          <table:table-cell office:value-type="float" office:value="-0.67787909967247328" table:formula="of:=[.C62]+[.D62]+[.E62]" table:style-name="ce1">
            <text:p>-0,6778791</text:p>
          </table:table-cell>
          <table:table-cell office:value-type="float" office:value="-0.58778525229240774" table:formula="of:=SIN(2*PI()*[.A62])" table:style-name="ce1">
            <text:p>-0,587785252</text:p>
          </table:table-cell>
          <table:table-cell office:value-type="float" office:value="-0.11755705045841956" table:formula="of:=0.2*SIN(2*PI()*6*[.A62])" table:style-name="ce1">
            <text:p>-0,11755705</text:p>
          </table:table-cell>
          <table:table-cell office:value-type="float" office:value="2.7463203078353988E-2" table:formula="of:=0.075-0.15*RAND()" table:style-name="ce1">
            <text:p>0,027463203</text:p>
          </table:table-cell>
          <table:table-cell table:number-columns-repeated="16379"/>
        </table:table-row>
        <table:table-row table:style-name="ro1">
          <table:table-cell office:value-type="float" office:value="-3.390000000000013" table:formula="of:=[.A62]+0.01" table:style-name="ce1">
            <text:p>-3,39</text:p>
          </table:table-cell>
          <table:table-cell office:value-type="float" office:value="-0.81545690706663987" table:formula="of:=[.C63]+[.D63]+[.E63]" table:style-name="ce1">
            <text:p>-0,815456907</text:p>
          </table:table-cell>
          <table:table-cell office:value-type="float" office:value="-0.63742398974862713" table:formula="of:=SIN(2*PI()*[.A63])" table:style-name="ce1">
            <text:p>-0,63742399</text:p>
          </table:table-cell>
          <table:table-cell office:value-type="float" office:value="-0.1688655851003508" table:formula="of:=0.2*SIN(2*PI()*6*[.A63])" table:style-name="ce1">
            <text:p>-0,168865585</text:p>
          </table:table-cell>
          <table:table-cell office:value-type="float" office:value="-9.1673322176619443E-3" table:formula="of:=0.075-0.15*RAND()" table:style-name="ce1">
            <text:p>-0,009167332</text:p>
          </table:table-cell>
          <table:table-cell table:number-columns-repeated="16379"/>
        </table:table-row>
        <table:table-row table:style-name="ro1">
          <table:table-cell office:value-type="float" office:value="-3.3800000000000132" table:formula="of:=[.A63]+0.01" table:style-name="ce1">
            <text:p>-3,38</text:p>
          </table:table-cell>
          <table:table-cell office:value-type="float" office:value="-0.86673032655273041" table:formula="of:=[.C64]+[.D64]+[.E64]" table:style-name="ce1">
            <text:p>-0,866730327</text:p>
          </table:table-cell>
          <table:table-cell office:value-type="float" office:value="-0.68454710592862922" table:formula="of:=SIN(2*PI()*[.A64])" table:style-name="ce1">
            <text:p>-0,684547106</text:p>
          </table:table-cell>
          <table:table-cell office:value-type="float" office:value="-0.19645745014571914" table:formula="of:=0.2*SIN(2*PI()*6*[.A64])" table:style-name="ce1">
            <text:p>-0,19645745</text:p>
          </table:table-cell>
          <table:table-cell office:value-type="float" office:value="1.4274229521617915E-2" table:formula="of:=0.075-0.15*RAND()" table:style-name="ce1">
            <text:p>0,01427423</text:p>
          </table:table-cell>
          <table:table-cell table:number-columns-repeated="16379"/>
        </table:table-row>
        <table:table-row table:style-name="ro1">
          <table:table-cell office:value-type="float" office:value="-3.3700000000000134" table:formula="of:=[.A64]+0.01" table:style-name="ce1">
            <text:p>-3,37</text:p>
          </table:table-cell>
          <table:table-cell office:value-type="float" office:value="-0.90494757262906722" table:formula="of:=[.C65]+[.D65]+[.E65]" table:style-name="ce1">
            <text:p>-0,904947573</text:p>
          </table:table-cell>
          <table:table-cell office:value-type="float" office:value="-0.72896862742135538" table:formula="of:=SIN(2*PI()*[.A65])" table:style-name="ce1">
            <text:p>-0,728968627</text:p>
          </table:table-cell>
          <table:table-cell office:value-type="float" office:value="-0.19645745014575672" table:formula="of:=0.2*SIN(2*PI()*6*[.A65])" table:style-name="ce1">
            <text:p>-0,19645745</text:p>
          </table:table-cell>
          <table:table-cell office:value-type="float" office:value="2.0478504938044907E-2" table:formula="of:=0.075-0.15*RAND()" table:style-name="ce1">
            <text:p>0,020478505</text:p>
          </table:table-cell>
          <table:table-cell table:number-columns-repeated="16379"/>
        </table:table-row>
        <table:table-row table:style-name="ro1">
          <table:table-cell office:value-type="float" office:value="-3.3600000000000136" table:formula="of:=[.A65]+0.01" table:style-name="ce1">
            <text:p>-3,36</text:p>
          </table:table-cell>
          <table:table-cell office:value-type="float" office:value="-0.91565408651780533" table:formula="of:=[.C66]+[.D66]+[.E66]" table:style-name="ce1">
            <text:p>-0,915654087</text:p>
          </table:table-cell>
          <table:table-cell office:value-type="float" office:value="-0.77051324277573452" table:formula="of:=SIN(2*PI()*[.A66])" table:style-name="ce1">
            <text:p>-0,770513243</text:p>
          </table:table-cell>
          <table:table-cell office:value-type="float" office:value="-0.16886558510045824" table:formula="of:=0.2*SIN(2*PI()*6*[.A66])" table:style-name="ce1">
            <text:p>-0,168865585</text:p>
          </table:table-cell>
          <table:table-cell office:value-type="float" office:value="2.3724741358387376E-2" table:formula="of:=0.075-0.15*RAND()" table:style-name="ce1">
            <text:p>0,023724741</text:p>
          </table:table-cell>
          <table:table-cell table:number-columns-repeated="16379"/>
        </table:table-row>
        <table:table-row table:style-name="ro1">
          <table:table-cell office:value-type="float" office:value="-3.3500000000000139" table:formula="of:=[.A66]+0.01" table:style-name="ce1">
            <text:p>-3,35</text:p>
          </table:table-cell>
          <table:table-cell office:value-type="float" office:value="-0.95958158262736704" table:formula="of:=[.C67]+[.D67]+[.E67]" table:style-name="ce1">
            <text:p>-0,959581583</text:p>
          </table:table-cell>
          <table:table-cell office:value-type="float" office:value="-0.80901699437489671" table:formula="of:=SIN(2*PI()*[.A67])" table:style-name="ce1">
            <text:p>-0,809016994</text:p>
          </table:table-cell>
          <table:table-cell office:value-type="float" office:value="-0.11755705045857948" table:formula="of:=0.2*SIN(2*PI()*6*[.A67])" table:style-name="ce1">
            <text:p>-0,11755705</text:p>
          </table:table-cell>
          <table:table-cell office:value-type="float" office:value="-3.3007537793890832E-2" table:formula="of:=0.075-0.15*RAND()" table:style-name="ce1">
            <text:p>-0,033007538</text:p>
          </table:table-cell>
          <table:table-cell table:number-columns-repeated="16379"/>
        </table:table-row>
        <table:table-row table:style-name="ro1">
          <table:table-cell office:value-type="float" office:value="-3.3400000000000141" table:formula="of:=[.A67]+0.01" table:style-name="ce1">
            <text:p>-3,34</text:p>
          </table:table-cell>
          <table:table-cell office:value-type="float" office:value="-0.93495910962585915" table:formula="of:=[.C68]+[.D68]+[.E68]" table:style-name="ce1">
            <text:p>-0,93495911</text:p>
          </table:table-cell>
          <table:table-cell office:value-type="float" office:value="-0.84432792550196867" table:formula="of:=SIN(2*PI()*[.A68])" table:style-name="ce1">
            <text:p>-0,844327926</text:p>
          </table:table-cell>
          <table:table-cell office:value-type="float" office:value="-4.9737977433071595E-2" table:formula="of:=0.2*SIN(2*PI()*6*[.A68])" table:style-name="ce1">
            <text:p>-0,049737977</text:p>
          </table:table-cell>
          <table:table-cell office:value-type="float" office:value="-4.089320669081889E-2" table:formula="of:=0.075-0.15*RAND()" table:style-name="ce1">
            <text:p>-0,040893207</text:p>
          </table:table-cell>
          <table:table-cell table:number-columns-repeated="16379"/>
        </table:table-row>
        <table:table-row table:style-name="ro1">
          <table:table-cell office:value-type="float" office:value="-3.3300000000000143" table:formula="of:=[.A68]+0.01" table:style-name="ce1">
            <text:p>-3,33</text:p>
          </table:table-cell>
          <table:table-cell office:value-type="float" office:value="-0.88841196722130011" table:formula="of:=[.C69]+[.D69]+[.E69]" table:style-name="ce1">
            <text:p>-0,888411967</text:p>
          </table:table-cell>
          <table:table-cell office:value-type="float" office:value="-0.87630668004381995" table:formula="of:=SIN(2*PI()*[.A69])" table:style-name="ce1">
            <text:p>-0,87630668</text:p>
          </table:table-cell>
          <table:table-cell office:value-type="float" office:value="2.5066646712755943E-2" table:formula="of:=0.2*SIN(2*PI()*6*[.A69])" table:style-name="ce1">
            <text:p>0,025066647</text:p>
          </table:table-cell>
          <table:table-cell office:value-type="float" office:value="-3.7171933890236125E-2" table:formula="of:=0.075-0.15*RAND()" table:style-name="ce1">
            <text:p>-0,037171934</text:p>
          </table:table-cell>
          <table:table-cell table:number-columns-repeated="16379"/>
        </table:table-row>
        <table:table-row table:style-name="ro1">
          <table:table-cell office:value-type="float" office:value="-3.3200000000000145" table:formula="of:=[.A69]+0.01" table:style-name="ce1">
            <text:p>-3,32</text:p>
          </table:table-cell>
          <table:table-cell office:value-type="float" office:value="-0.86449095674553822" table:formula="of:=[.C70]+[.D70]+[.E70]" table:style-name="ce1">
            <text:p>-0,864490957</text:p>
          </table:table-cell>
          <table:table-cell office:value-type="float" office:value="-0.90482705246598083" table:formula="of:=SIN(2*PI()*[.A70])" table:style-name="ce1">
            <text:p>-0,904827052</text:p>
          </table:table-cell>
          <table:table-cell office:value-type="float" office:value="9.6350734820248779E-2" table:formula="of:=0.2*SIN(2*PI()*6*[.A70])" table:style-name="ce1">
            <text:p>0,096350735</text:p>
          </table:table-cell>
          <table:table-cell office:value-type="float" office:value="-5.6014639099806182E-2" table:formula="of:=0.075-0.15*RAND()" table:style-name="ce1">
            <text:p>-0,056014639</text:p>
          </table:table-cell>
          <table:table-cell table:number-columns-repeated="16379"/>
        </table:table-row>
        <table:table-row table:style-name="ro1">
          <table:table-cell office:value-type="float" office:value="-3.3100000000000147" table:formula="of:=[.A70]+0.01" table:style-name="ce1">
            <text:p>-3,31</text:p>
          </table:table-cell>
          <table:table-cell office:value-type="float" office:value="-0.7182934527519278" table:formula="of:=[.C71]+[.D71]+[.E71]" table:style-name="ce1">
            <text:p>-0,718293453</text:p>
          </table:table-cell>
          <table:table-cell office:value-type="float" office:value="-0.92977648588821782" table:formula="of:=SIN(2*PI()*[.A71])" table:style-name="ce1">
            <text:p>-0,929776486</text:p>
          </table:table-cell>
          <table:table-cell office:value-type="float" office:value="0.1541026485550881" table:formula="of:=0.2*SIN(2*PI()*6*[.A71])" table:style-name="ce1">
            <text:p>0,154102649</text:p>
          </table:table-cell>
          <table:table-cell office:value-type="float" office:value="5.738038458120194E-2" table:formula="of:=0.075-0.15*RAND()" table:style-name="ce1">
            <text:p>0,057380385</text:p>
          </table:table-cell>
          <table:table-cell table:number-columns-repeated="16379"/>
        </table:table-row>
        <table:table-row table:style-name="ro1">
          <table:table-cell office:value-type="float" office:value="-3.3000000000000149" table:formula="of:=[.A71]+0.01" table:style-name="ce1">
            <text:p>-3,3</text:p>
          </table:table-cell>
          <table:table-cell office:value-type="float" office:value="-0.75493659841882532" table:formula="of:=[.C72]+[.D72]+[.E72]" table:style-name="ce1">
            <text:p>-0,754936598</text:p>
          </table:table-cell>
          <table:table-cell office:value-type="float" office:value="-0.95105651629512533" table:formula="of:=SIN(2*PI()*[.A72])" table:style-name="ce1">
            <text:p>-0,951056516</text:p>
          </table:table-cell>
          <table:table-cell office:value-type="float" office:value="0.19021130325899632" table:formula="of:=0.2*SIN(2*PI()*6*[.A72])" table:style-name="ce1">
            <text:p>0,190211303</text:p>
          </table:table-cell>
          <table:table-cell office:value-type="float" office:value="5.9086146173036036E-3" table:formula="of:=0.075-0.15*RAND()" table:style-name="ce1">
            <text:p>0,005908615</text:p>
          </table:table-cell>
          <table:table-cell table:number-columns-repeated="16379"/>
        </table:table-row>
        <table:table-row table:style-name="ro1">
          <table:table-cell office:value-type="float" office:value="-3.2900000000000151" table:formula="of:=[.A72]+0.01" table:style-name="ce1">
            <text:p>-3,29</text:p>
          </table:table-cell>
          <table:table-cell office:value-type="float" office:value="-0.79800640317013782" table:formula="of:=[.C73]+[.D73]+[.E73]" table:style-name="ce1">
            <text:p>-0,798006403</text:p>
          </table:table-cell>
          <table:table-cell office:value-type="float" office:value="-0.96858316112860743" table:formula="of:=SIN(2*PI()*[.A73])" table:style-name="ce1">
            <text:p>-0,968583161</text:p>
          </table:table-cell>
          <table:table-cell office:value-type="float" office:value="0.19960534568566143" table:formula="of:=0.2*SIN(2*PI()*6*[.A73])" table:style-name="ce1">
            <text:p>0,199605346</text:p>
          </table:table-cell>
          <table:table-cell office:value-type="float" office:value="-2.9028587727191871E-2" table:formula="of:=0.075-0.15*RAND()" table:style-name="ce1">
            <text:p>-0,029028588</text:p>
          </table:table-cell>
          <table:table-cell table:number-columns-repeated="16379"/>
        </table:table-row>
        <table:table-row table:style-name="ro1">
          <table:table-cell office:value-type="float" office:value="-3.2800000000000153" table:formula="of:=[.A73]+0.01" table:style-name="ce1">
            <text:p>-3,28</text:p>
          </table:table-cell>
          <table:table-cell office:value-type="float" office:value="-0.73447928176384736" table:formula="of:=[.C74]+[.D74]+[.E74]" table:style-name="ce1">
            <text:p>-0,734479282</text:p>
          </table:table-cell>
          <table:table-cell office:value-type="float" office:value="-0.98228725072867074" table:formula="of:=SIN(2*PI()*[.A74])" table:style-name="ce1">
            <text:p>-0,982287251</text:p>
          </table:table-cell>
          <table:table-cell office:value-type="float" office:value="0.18096541049325288" table:formula="of:=0.2*SIN(2*PI()*6*[.A74])" table:style-name="ce1">
            <text:p>0,18096541</text:p>
          </table:table-cell>
          <table:table-cell office:value-type="float" office:value="6.6842558471570543E-2" table:formula="of:=0.075-0.15*RAND()" table:style-name="ce1">
            <text:p>0,066842558</text:p>
          </table:table-cell>
          <table:table-cell table:number-columns-repeated="16379"/>
        </table:table-row>
        <table:table-row table:style-name="ro1">
          <table:table-cell office:value-type="float" office:value="-3.2700000000000156" table:formula="of:=[.A74]+0.01" table:style-name="ce1">
            <text:p>-3,27</text:p>
          </table:table-cell>
          <table:table-cell office:value-type="float" office:value="-0.83348954916113971" table:formula="of:=[.C75]+[.D75]+[.E75]" table:style-name="ce1">
            <text:p>-0,833489549</text:p>
          </table:table-cell>
          <table:table-cell office:value-type="float" office:value="-0.99211470131446577" table:formula="of:=SIN(2*PI()*[.A75])" table:style-name="ce1">
            <text:p>-0,992114701</text:p>
          </table:table-cell>
          <table:table-cell office:value-type="float" office:value="0.13690942118582292" table:formula="of:=0.2*SIN(2*PI()*6*[.A75])" table:style-name="ce1">
            <text:p>0,136909421</text:p>
          </table:table-cell>
          <table:table-cell office:value-type="float" office:value="2.1715730967503163E-2" table:formula="of:=0.075-0.15*RAND()" table:style-name="ce1">
            <text:p>0,021715731</text:p>
          </table:table-cell>
          <table:table-cell table:number-columns-repeated="16379"/>
        </table:table-row>
        <table:table-row table:style-name="ro1">
          <table:table-cell office:value-type="float" office:value="-3.2600000000000158" table:formula="of:=[.A75]+0.01" table:style-name="ce1">
            <text:p>-3,26</text:p>
          </table:table-cell>
          <table:table-cell office:value-type="float" office:value="-0.92516876001099424" table:formula="of:=[.C76]+[.D76]+[.E76]" table:style-name="ce1">
            <text:p>-0,92516876</text:p>
          </table:table-cell>
          <table:table-cell office:value-type="float" office:value="-0.99802672842826545" table:formula="of:=SIN(2*PI()*[.A76])" table:style-name="ce1">
            <text:p>-0,998026728</text:p>
          </table:table-cell>
          <table:table-cell office:value-type="float" office:value="7.3624910537045951E-2" table:formula="of:=0.2*SIN(2*PI()*6*[.A76])" table:style-name="ce1">
            <text:p>0,073624911</text:p>
          </table:table-cell>
          <table:table-cell office:value-type="float" office:value="-7.6694211977482163E-4" table:formula="of:=0.075-0.15*RAND()" table:style-name="ce1">
            <text:p>-0,000766942</text:p>
          </table:table-cell>
          <table:table-cell table:number-columns-repeated="16379"/>
        </table:table-row>
        <table:table-row table:style-name="ro1">
          <table:table-cell office:value-type="float" office:value="-3.250000000000016" table:formula="of:=[.A76]+0.01" table:style-name="ce1">
            <text:p>-3,25</text:p>
          </table:table-cell>
          <table:table-cell office:value-type="float" office:value="-0.98400860205696483" table:formula="of:=[.C77]+[.D77]+[.E77]" table:style-name="ce1">
            <text:p>-0,984008602</text:p>
          </table:table-cell>
          <table:table-cell office:value-type="float" office:value="-1" table:formula="of:=SIN(2*PI()*[.A77])" table:style-name="ce1">
            <text:p>-1</text:p>
          </table:table-cell>
          <table:table-cell office:value-type="float" office:value="1.2054719202014842E-13" table:formula="of:=0.2*SIN(2*PI()*6*[.A77])" table:style-name="ce1">
            <text:p>1,20547E-13</text:p>
          </table:table-cell>
          <table:table-cell office:value-type="float" office:value="1.5991397942914598E-2" table:formula="of:=0.075-0.15*RAND()" table:style-name="ce1">
            <text:p>0,015991398</text:p>
          </table:table-cell>
          <table:table-cell table:number-columns-repeated="16379"/>
        </table:table-row>
        <table:table-row table:style-name="ro1">
          <table:table-cell office:value-type="float" office:value="-3.2400000000000162" table:formula="of:=[.A77]+0.01" table:style-name="ce1">
            <text:p>-3,24</text:p>
          </table:table-cell>
          <table:table-cell office:value-type="float" office:value="-1.0016545123315368" table:formula="of:=[.C78]+[.D78]+[.E78]" table:style-name="ce1">
            <text:p>-1,001654512</text:p>
          </table:table-cell>
          <table:table-cell office:value-type="float" office:value="-0.99802672842827789" table:formula="of:=SIN(2*PI()*[.A78])" table:style-name="ce1">
            <text:p>-0,998026728</text:p>
          </table:table-cell>
          <table:table-cell office:value-type="float" office:value="-7.3624910536821783E-2" table:formula="of:=0.2*SIN(2*PI()*6*[.A78])" table:style-name="ce1">
            <text:p>-0,073624911</text:p>
          </table:table-cell>
          <table:table-cell office:value-type="float" office:value="6.9997126633562834E-2" table:formula="of:=0.075-0.15*RAND()" table:style-name="ce1">
            <text:p>0,069997127</text:p>
          </table:table-cell>
          <table:table-cell table:number-columns-repeated="16379"/>
        </table:table-row>
        <table:table-row table:style-name="ro1">
          <table:table-cell office:value-type="float" office:value="-3.2300000000000164" table:formula="of:=[.A78]+0.01" table:style-name="ce1">
            <text:p>-3,23</text:p>
          </table:table-cell>
          <table:table-cell office:value-type="float" office:value="-1.0780245489002889" table:formula="of:=[.C79]+[.D79]+[.E79]" table:style-name="ce1">
            <text:p>-1,078024549</text:p>
          </table:table-cell>
          <table:table-cell office:value-type="float" office:value="-0.99211470131449053" table:formula="of:=SIN(2*PI()*[.A79])" table:style-name="ce1">
            <text:p>-0,992114701</text:p>
          </table:table-cell>
          <table:table-cell office:value-type="float" office:value="-0.13690942118564925" table:formula="of:=0.2*SIN(2*PI()*6*[.A79])" table:style-name="ce1">
            <text:p>-0,136909421</text:p>
          </table:table-cell>
          <table:table-cell office:value-type="float" office:value="5.0999573599850988E-2" table:formula="of:=0.075-0.15*RAND()" table:style-name="ce1">
            <text:p>0,050999574</text:p>
          </table:table-cell>
          <table:table-cell table:number-columns-repeated="16379"/>
        </table:table-row>
        <table:table-row table:style-name="ro1">
          <table:table-cell office:value-type="float" office:value="-3.2200000000000166" table:formula="of:=[.A79]+0.01" table:style-name="ce1">
            <text:p>-3,22</text:p>
          </table:table-cell>
          <table:table-cell office:value-type="float" office:value="-1.1574185785250082" table:formula="of:=[.C80]+[.D80]+[.E80]" table:style-name="ce1">
            <text:p>-1,157418579</text:p>
          </table:table-cell>
          <table:table-cell office:value-type="float" office:value="-0.98228725072870837" table:formula="of:=SIN(2*PI()*[.A80])" table:style-name="ce1">
            <text:p>-0,982287251</text:p>
          </table:table-cell>
          <table:table-cell office:value-type="float" office:value="-0.18096541049315143" table:formula="of:=0.2*SIN(2*PI()*6*[.A80])" table:style-name="ce1">
            <text:p>-0,18096541</text:p>
          </table:table-cell>
          <table:table-cell office:value-type="float" office:value="5.8340826968517473E-3" table:formula="of:=0.075-0.15*RAND()" table:style-name="ce1">
            <text:p>0,005834083</text:p>
          </table:table-cell>
          <table:table-cell table:number-columns-repeated="16379"/>
        </table:table-row>
        <table:table-row table:style-name="ro1">
          <table:table-cell office:value-type="float" office:value="-3.2100000000000168" table:formula="of:=[.A80]+0.01" table:style-name="ce1">
            <text:p>-3,21</text:p>
          </table:table-cell>
          <table:table-cell office:value-type="float" office:value="-1.0965721305181755" table:formula="of:=[.C81]+[.D81]+[.E81]" table:style-name="ce1">
            <text:p>-1,096572131</text:p>
          </table:table-cell>
          <table:table-cell office:value-type="float" office:value="-0.96858316112865739" table:formula="of:=SIN(2*PI()*[.A81])" table:style-name="ce1">
            <text:p>-0,968583161</text:p>
          </table:table-cell>
          <table:table-cell office:value-type="float" office:value="-0.19960534568564647" table:formula="of:=0.2*SIN(2*PI()*6*[.A81])" table:style-name="ce1">
            <text:p>-0,199605346</text:p>
          </table:table-cell>
          <table:table-cell office:value-type="float" office:value="7.1616376296128284E-2" table:formula="of:=0.075-0.15*RAND()" table:style-name="ce1">
            <text:p>0,071616376</text:p>
          </table:table-cell>
          <table:table-cell table:number-columns-repeated="16379"/>
        </table:table-row>
        <table:table-row table:style-name="ro1">
          <table:table-cell office:value-type="float" office:value="-3.2000000000000171" table:formula="of:=[.A81]+0.01" table:style-name="ce1">
            <text:p>-3,2</text:p>
          </table:table-cell>
          <table:table-cell office:value-type="float" office:value="-1.1562209755321324" table:formula="of:=[.C82]+[.D82]+[.E82]" table:style-name="ce1">
            <text:p>-1,156220976</text:p>
          </table:table-cell>
          <table:table-cell office:value-type="float" office:value="-0.95105651629518628" table:formula="of:=SIN(2*PI()*[.A82])" table:style-name="ce1">
            <text:p>-0,951056516</text:p>
          </table:table-cell>
          <table:table-cell office:value-type="float" office:value="-0.19021130325906996" table:formula="of:=0.2*SIN(2*PI()*6*[.A82])" table:style-name="ce1">
            <text:p>-0,190211303</text:p>
          </table:table-cell>
          <table:table-cell office:value-type="float" office:value="-1.495315597787622E-2" table:formula="of:=0.075-0.15*RAND()" table:style-name="ce1">
            <text:p>-0,014953156</text:p>
          </table:table-cell>
          <table:table-cell table:number-columns-repeated="16379"/>
        </table:table-row>
        <table:table-row table:style-name="ro1">
          <table:table-cell office:value-type="float" office:value="-3.1900000000000173" table:formula="of:=[.A82]+0.01" table:style-name="ce1">
            <text:p>-3,19</text:p>
          </table:table-cell>
          <table:table-cell office:value-type="float" office:value="-1.1162794944183363" table:formula="of:=[.C83]+[.D83]+[.E83]" table:style-name="ce1">
            <text:p>-1,116279494</text:p>
          </table:table-cell>
          <table:table-cell office:value-type="float" office:value="-0.92977648588829043" table:formula="of:=SIN(2*PI()*[.A83])" table:style-name="ce1">
            <text:p>-0,929776486</text:p>
          </table:table-cell>
          <table:table-cell office:value-type="float" office:value="-0.15410264855523995" table:formula="of:=0.2*SIN(2*PI()*6*[.A83])" table:style-name="ce1">
            <text:p>-0,154102649</text:p>
          </table:table-cell>
          <table:table-cell office:value-type="float" office:value="-3.2400359974805948E-2" table:formula="of:=0.075-0.15*RAND()" table:style-name="ce1">
            <text:p>-0,03240036</text:p>
          </table:table-cell>
          <table:table-cell table:number-columns-repeated="16379"/>
        </table:table-row>
        <table:table-row table:style-name="ro1">
          <table:table-cell office:value-type="float" office:value="-3.1800000000000175" table:formula="of:=[.A83]+0.01" table:style-name="ce1">
            <text:p>-3,18</text:p>
          </table:table-cell>
          <table:table-cell office:value-type="float" office:value="-0.94388111004310782" table:formula="of:=[.C84]+[.D84]+[.E84]" table:style-name="ce1">
            <text:p>-0,94388111</text:p>
          </table:table-cell>
          <table:table-cell office:value-type="float" office:value="-0.90482705246606643" table:formula="of:=SIN(2*PI()*[.A84])" table:style-name="ce1">
            <text:p>-0,904827052</text:p>
          </table:table-cell>
          <table:table-cell office:value-type="float" office:value="-9.6350734820457556E-2" table:formula="of:=0.2*SIN(2*PI()*6*[.A84])" table:style-name="ce1">
            <text:p>-0,096350735</text:p>
          </table:table-cell>
          <table:table-cell office:value-type="float" office:value="5.7296677243416153E-2" table:formula="of:=0.075-0.15*RAND()" table:style-name="ce1">
            <text:p>0,057296677</text:p>
          </table:table-cell>
          <table:table-cell table:number-columns-repeated="16379"/>
        </table:table-row>
        <table:table-row table:style-name="ro1">
          <table:table-cell office:value-type="float" office:value="-3.1700000000000177" table:formula="of:=[.A84]+0.01" table:style-name="ce1">
            <text:p>-3,17</text:p>
          </table:table-cell>
          <table:table-cell office:value-type="float" office:value="-0.90970514514595302" table:formula="of:=[.C85]+[.D85]+[.E85]" table:style-name="ce1">
            <text:p>-0,909705145</text:p>
          </table:table-cell>
          <table:table-cell office:value-type="float" office:value="-0.87630668004391676" table:formula="of:=SIN(2*PI()*[.A85])" table:style-name="ce1">
            <text:p>-0,87630668</text:p>
          </table:table-cell>
          <table:table-cell office:value-type="float" office:value="-2.5066646712992316E-2" table:formula="of:=0.2*SIN(2*PI()*6*[.A85])" table:style-name="ce1">
            <text:p>-0,025066647</text:p>
          </table:table-cell>
          <table:table-cell office:value-type="float" office:value="-8.3318183890439684E-3" table:formula="of:=0.075-0.15*RAND()" table:style-name="ce1">
            <text:p>-0,008331818</text:p>
          </table:table-cell>
          <table:table-cell table:number-columns-repeated="16379"/>
        </table:table-row>
        <table:table-row table:style-name="ro1">
          <table:table-cell office:value-type="float" office:value="-3.1600000000000179" table:formula="of:=[.A85]+0.01" table:style-name="ce1">
            <text:p>-3,16</text:p>
          </table:table-cell>
          <table:table-cell office:value-type="float" office:value="-0.72396000507362879" table:formula="of:=[.C86]+[.D86]+[.E86]" table:style-name="ce1">
            <text:p>-0,723960005</text:p>
          </table:table-cell>
          <table:table-cell office:value-type="float" office:value="-0.84432792550207447" table:formula="of:=SIN(2*PI()*[.A86])" table:style-name="ce1">
            <text:p>-0,844327926</text:p>
          </table:table-cell>
          <table:table-cell office:value-type="float" office:value="4.9737977432840821E-2" table:formula="of:=0.2*SIN(2*PI()*6*[.A86])" table:style-name="ce1">
            <text:p>0,049737977</text:p>
          </table:table-cell>
          <table:table-cell office:value-type="float" office:value="7.0629942995604836E-2" table:formula="of:=0.075-0.15*RAND()" table:style-name="ce1">
            <text:p>0,070629943</text:p>
          </table:table-cell>
          <table:table-cell table:number-columns-repeated="16379"/>
        </table:table-row>
        <table:table-row table:style-name="ro1">
          <table:table-cell office:value-type="float" office:value="-3.1500000000000181" table:formula="of:=[.A86]+0.01" table:style-name="ce1">
            <text:p>-3,15</text:p>
          </table:table-cell>
          <table:table-cell office:value-type="float" office:value="-0.65890187059596983" table:formula="of:=[.C87]+[.D87]+[.E87]" table:style-name="ce1">
            <text:p>-0,658901871</text:p>
          </table:table-cell>
          <table:table-cell office:value-type="float" office:value="-0.80901699437501484" table:formula="of:=SIN(2*PI()*[.A87])" table:style-name="ce1">
            <text:p>-0,809016994</text:p>
          </table:table-cell>
          <table:table-cell office:value-type="float" office:value="0.11755705045838444" table:formula="of:=0.2*SIN(2*PI()*6*[.A87])" table:style-name="ce1">
            <text:p>0,11755705</text:p>
          </table:table-cell>
          <table:table-cell office:value-type="float" office:value="3.2558073320660672E-2" table:formula="of:=0.075-0.15*RAND()" table:style-name="ce1">
            <text:p>0,032558073</text:p>
          </table:table-cell>
          <table:table-cell table:number-columns-repeated="16379"/>
        </table:table-row>
        <table:table-row table:style-name="ro1">
          <table:table-cell office:value-type="float" office:value="-3.1400000000000183" table:formula="of:=[.A87]+0.01" table:style-name="ce1">
            <text:p>-3,14</text:p>
          </table:table-cell>
          <table:table-cell office:value-type="float" office:value="-0.6054740806205644" table:formula="of:=[.C88]+[.D88]+[.E88]" table:style-name="ce1">
            <text:p>-0,605474081</text:p>
          </table:table-cell>
          <table:table-cell office:value-type="float" office:value="-0.77051324277586253" table:formula="of:=SIN(2*PI()*[.A88])" table:style-name="ce1">
            <text:p>-0,770513243</text:p>
          </table:table-cell>
          <table:table-cell office:value-type="float" office:value="0.16886558510032904" table:formula="of:=0.2*SIN(2*PI()*6*[.A88])" table:style-name="ce1">
            <text:p>0,168865585</text:p>
          </table:table-cell>
          <table:table-cell office:value-type="float" office:value="-3.8264229450308829E-3" table:formula="of:=0.075-0.15*RAND()" table:style-name="ce1">
            <text:p>-0,003826423</text:p>
          </table:table-cell>
          <table:table-cell table:number-columns-repeated="16379"/>
        </table:table-row>
        <table:table-row table:style-name="ro1">
          <table:table-cell office:value-type="float" office:value="-3.1300000000000185" table:formula="of:=[.A88]+0.01" table:style-name="ce1">
            <text:p>-3,13</text:p>
          </table:table-cell>
          <table:table-cell office:value-type="float" office:value="-0.48512095644551084" table:formula="of:=[.C89]+[.D89]+[.E89]" table:style-name="ce1">
            <text:p>-0,485120956</text:p>
          </table:table-cell>
          <table:table-cell office:value-type="float" office:value="-0.72896862742149049" table:formula="of:=SIN(2*PI()*[.A89])" table:style-name="ce1">
            <text:p>-0,728968627</text:p>
          </table:table-cell>
          <table:table-cell office:value-type="float" office:value="0.19645745014571153" table:formula="of:=0.2*SIN(2*PI()*6*[.A89])" table:style-name="ce1">
            <text:p>0,19645745</text:p>
          </table:table-cell>
          <table:table-cell office:value-type="float" office:value="4.7390220830268046E-2" table:formula="of:=0.075-0.15*RAND()" table:style-name="ce1">
            <text:p>0,047390221</text:p>
          </table:table-cell>
          <table:table-cell table:number-columns-repeated="16379"/>
        </table:table-row>
        <table:table-row table:style-name="ro1">
          <table:table-cell office:value-type="float" office:value="-3.1200000000000188" table:formula="of:=[.A89]+0.01" table:style-name="ce1">
            <text:p>-3,12</text:p>
          </table:table-cell>
          <table:table-cell office:value-type="float" office:value="-0.52178534644686692" table:formula="of:=[.C90]+[.D90]+[.E90]" table:style-name="ce1">
            <text:p>-0,521785346</text:p>
          </table:table-cell>
          <table:table-cell office:value-type="float" office:value="-0.6845471059287731" table:formula="of:=SIN(2*PI()*[.A90])" table:style-name="ce1">
            <text:p>-0,684547106</text:p>
          </table:table-cell>
          <table:table-cell office:value-type="float" office:value="0.19645745014576432" table:formula="of:=0.2*SIN(2*PI()*6*[.A90])" table:style-name="ce1">
            <text:p>0,19645745</text:p>
          </table:table-cell>
          <table:table-cell office:value-type="float" office:value="-3.3695690663858163E-2" table:formula="of:=0.075-0.15*RAND()" table:style-name="ce1">
            <text:p>-0,033695691</text:p>
          </table:table-cell>
          <table:table-cell table:number-columns-repeated="16379"/>
        </table:table-row>
        <table:table-row table:style-name="ro1">
          <table:table-cell office:value-type="float" office:value="-3.110000000000019" table:formula="of:=[.A90]+0.01" table:style-name="ce1">
            <text:p>-3,11</text:p>
          </table:table-cell>
          <table:table-cell office:value-type="float" office:value="-0.49225119767896963" table:formula="of:=[.C91]+[.D91]+[.E91]" table:style-name="ce1">
            <text:p>-0,492251198</text:p>
          </table:table-cell>
          <table:table-cell office:value-type="float" office:value="-0.63742398974878189" table:formula="of:=SIN(2*PI()*[.A91])" table:style-name="ce1">
            <text:p>-0,63742399</text:p>
          </table:table-cell>
          <table:table-cell office:value-type="float" office:value="0.16886558510047844" table:formula="of:=0.2*SIN(2*PI()*6*[.A91])" table:style-name="ce1">
            <text:p>0,168865585</text:p>
          </table:table-cell>
          <table:table-cell office:value-type="float" office:value="-2.3692793030666154E-2" table:formula="of:=0.075-0.15*RAND()" table:style-name="ce1">
            <text:p>-0,023692793</text:p>
          </table:table-cell>
          <table:table-cell table:number-columns-repeated="16379"/>
        </table:table-row>
        <table:table-row table:style-name="ro1">
          <table:table-cell office:value-type="float" office:value="-3.1000000000000192" table:formula="of:=[.A91]+0.01" table:style-name="ce1">
            <text:p>-3,1</text:p>
          </table:table-cell>
          <table:table-cell office:value-type="float" office:value="-0.45323861121710257" table:formula="of:=[.C92]+[.D92]+[.E92]" table:style-name="ce1">
            <text:p>-0,453238611</text:p>
          </table:table-cell>
          <table:table-cell office:value-type="float" office:value="-0.58778525229257028" table:formula="of:=SIN(2*PI()*[.A92])" table:style-name="ce1">
            <text:p>-0,587785252</text:p>
          </table:table-cell>
          <table:table-cell office:value-type="float" office:value="0.11755705045861001" table:formula="of:=0.2*SIN(2*PI()*6*[.A92])" table:style-name="ce1">
            <text:p>0,11755705</text:p>
          </table:table-cell>
          <table:table-cell office:value-type="float" office:value="1.6989590616857744E-2" table:formula="of:=0.075-0.15*RAND()" table:style-name="ce1">
            <text:p>0,016989591</text:p>
          </table:table-cell>
          <table:table-cell table:number-columns-repeated="16379"/>
        </table:table-row>
        <table:table-row table:style-name="ro1">
          <table:table-cell office:value-type="float" office:value="-3.0900000000000194" table:formula="of:=[.A92]+0.01" table:style-name="ce1">
            <text:p>-3,09</text:p>
          </table:table-cell>
          <table:table-cell office:value-type="float" office:value="-0.48119925766808891" table:formula="of:=[.C93]+[.D93]+[.E93]" table:style-name="ce1">
            <text:p>-0,481199258</text:p>
          </table:table-cell>
          <table:table-cell office:value-type="float" office:value="-0.53582679497909824" table:formula="of:=SIN(2*PI()*[.A93])" table:style-name="ce1">
            <text:p>-0,535826795</text:p>
          </table:table-cell>
          <table:table-cell office:value-type="float" office:value="4.973797743311089E-2" table:formula="of:=0.2*SIN(2*PI()*6*[.A93])" table:style-name="ce1">
            <text:p>0,049737977</text:p>
          </table:table-cell>
          <table:table-cell office:value-type="float" office:value="4.8895598778984639E-3" table:formula="of:=0.075-0.15*RAND()" table:style-name="ce1">
            <text:p>0,00488956</text:p>
          </table:table-cell>
          <table:table-cell table:number-columns-repeated="16379"/>
        </table:table-row>
        <table:table-row table:style-name="ro1">
          <table:table-cell office:value-type="float" office:value="-3.0800000000000196" table:formula="of:=[.A93]+0.01" table:style-name="ce1">
            <text:p>-3,08</text:p>
          </table:table-cell>
          <table:table-cell office:value-type="float" office:value="-0.49513132560541029" table:formula="of:=[.C94]+[.D94]+[.E94]" table:style-name="ce1">
            <text:p>-0,495131326</text:p>
          </table:table-cell>
          <table:table-cell office:value-type="float" office:value="-0.48175367410182107" table:formula="of:=SIN(2*PI()*[.A94])" table:style-name="ce1">
            <text:p>-0,481753674</text:p>
          </table:table-cell>
          <table:table-cell office:value-type="float" office:value="-2.5066646712715687E-2" table:formula="of:=0.2*SIN(2*PI()*6*[.A94])" table:style-name="ce1">
            <text:p>-0,025066647</text:p>
          </table:table-cell>
          <table:table-cell office:value-type="float" office:value="1.1688995209126446E-2" table:formula="of:=0.075-0.15*RAND()" table:style-name="ce1">
            <text:p>0,011688995</text:p>
          </table:table-cell>
          <table:table-cell table:number-columns-repeated="16379"/>
        </table:table-row>
        <table:table-row table:style-name="ro1">
          <table:table-cell office:value-type="float" office:value="-3.0700000000000198" table:formula="of:=[.A94]+0.01" table:style-name="ce1">
            <text:p>-3,07</text:p>
          </table:table-cell>
          <table:table-cell office:value-type="float" office:value="-0.48637053280434978" table:formula="of:=[.C95]+[.D95]+[.E95]" table:style-name="ce1">
            <text:p>-0,486370533</text:p>
          </table:table-cell>
          <table:table-cell office:value-type="float" office:value="-0.42577929156518546" table:formula="of:=SIN(2*PI()*[.A95])" table:style-name="ce1">
            <text:p>-0,425779292</text:p>
          </table:table-cell>
          <table:table-cell office:value-type="float" office:value="-9.6350734820213224E-2" table:formula="of:=0.2*SIN(2*PI()*6*[.A95])" table:style-name="ce1">
            <text:p>-0,096350735</text:p>
          </table:table-cell>
          <table:table-cell office:value-type="float" office:value="3.5759493581048969E-2" table:formula="of:=0.075-0.15*RAND()" table:style-name="ce1">
            <text:p>0,035759494</text:p>
          </table:table-cell>
          <table:table-cell table:number-columns-repeated="16379"/>
        </table:table-row>
        <table:table-row table:style-name="ro1">
          <table:table-cell office:value-type="float" office:value="-3.06000000000002" table:formula="of:=[.A95]+0.01" table:style-name="ce1">
            <text:p>-3,06</text:p>
          </table:table-cell>
          <table:table-cell office:value-type="float" office:value="-0.52569286090716638" table:formula="of:=[.C96]+[.D96]+[.E96]" table:style-name="ce1">
            <text:p>-0,525692861</text:p>
          </table:table-cell>
          <table:table-cell office:value-type="float" office:value="-0.36812455268479422" table:formula="of:=SIN(2*PI()*[.A96])" table:style-name="ce1">
            <text:p>-0,368124553</text:p>
          </table:table-cell>
          <table:table-cell office:value-type="float" office:value="-0.15410264855506223" table:formula="of:=0.2*SIN(2*PI()*6*[.A96])" table:style-name="ce1">
            <text:p>-0,154102649</text:p>
          </table:table-cell>
          <table:table-cell office:value-type="float" office:value="-3.465659667309981E-3" table:formula="of:=0.075-0.15*RAND()" table:style-name="ce1">
            <text:p>-0,00346566</text:p>
          </table:table-cell>
          <table:table-cell table:number-columns-repeated="16379"/>
        </table:table-row>
        <table:table-row table:style-name="ro1">
          <table:table-cell office:value-type="float" office:value="-3.0500000000000203" table:formula="of:=[.A96]+0.01" table:style-name="ce1">
            <text:p>-3,05</text:p>
          </table:table-cell>
          <table:table-cell office:value-type="float" office:value="-0.53265915676736142" table:formula="of:=[.C97]+[.D97]+[.E97]" table:style-name="ce1">
            <text:p>-0,532659157</text:p>
          </table:table-cell>
          <table:table-cell office:value-type="float" office:value="-0.30901699437506669" table:formula="of:=SIN(2*PI()*[.A97])" table:style-name="ce1">
            <text:p>-0,309016994</text:p>
          </table:table-cell>
          <table:table-cell office:value-type="float" office:value="-0.1902113032589838" table:formula="of:=0.2*SIN(2*PI()*6*[.A97])" table:style-name="ce1">
            <text:p>-0,190211303</text:p>
          </table:table-cell>
          <table:table-cell office:value-type="float" office:value="-3.3430859133310856E-2" table:formula="of:=0.075-0.15*RAND()" table:style-name="ce1">
            <text:p>-0,033430859</text:p>
          </table:table-cell>
          <table:table-cell table:number-columns-repeated="16379"/>
        </table:table-row>
        <table:table-row table:style-name="ro1">
          <table:table-cell office:value-type="float" office:value="-3.0400000000000205" table:formula="of:=[.A97]+0.01" table:style-name="ce1">
            <text:p>-3,04</text:p>
          </table:table-cell>
          <table:table-cell office:value-type="float" office:value="-0.43179522697533174" table:formula="of:=[.C98]+[.D98]+[.E98]" table:style-name="ce1">
            <text:p>-0,431795227</text:p>
          </table:table-cell>
          <table:table-cell office:value-type="float" office:value="-0.24868988716498" table:formula="of:=SIN(2*PI()*[.A98])" table:style-name="ce1">
            <text:p>-0,248689887</text:p>
          </table:table-cell>
          <table:table-cell office:value-type="float" office:value="-0.19960534568566399" table:formula="of:=0.2*SIN(2*PI()*6*[.A98])" table:style-name="ce1">
            <text:p>-0,199605346</text:p>
          </table:table-cell>
          <table:table-cell office:value-type="float" office:value="1.6500005875312251E-2" table:formula="of:=0.075-0.15*RAND()" table:style-name="ce1">
            <text:p>0,016500006</text:p>
          </table:table-cell>
          <table:table-cell table:number-columns-repeated="16379"/>
        </table:table-row>
        <table:table-row table:style-name="ro1">
          <table:table-cell office:value-type="float" office:value="-3.0300000000000207" table:formula="of:=[.A98]+0.01" table:style-name="ce1">
            <text:p>-3,03</text:p>
          </table:table-cell>
          <table:table-cell office:value-type="float" office:value="-0.32803310723468199" table:formula="of:=[.C99]+[.D99]+[.E99]" table:style-name="ce1">
            <text:p>-0,328033107</text:p>
          </table:table-cell>
          <table:table-cell office:value-type="float" office:value="-0.18738131458585197" table:formula="of:=SIN(2*PI()*[.A99])" table:style-name="ce1">
            <text:p>-0,187381315</text:p>
          </table:table-cell>
          <table:table-cell office:value-type="float" office:value="-0.18096541049327017" table:formula="of:=0.2*SIN(2*PI()*6*[.A99])" table:style-name="ce1">
            <text:p>-0,18096541</text:p>
          </table:table-cell>
          <table:table-cell office:value-type="float" office:value="4.0313617844440153E-2" table:formula="of:=0.075-0.15*RAND()" table:style-name="ce1">
            <text:p>0,040313618</text:p>
          </table:table-cell>
          <table:table-cell table:number-columns-repeated="16379"/>
        </table:table-row>
        <table:table-row table:style-name="ro1">
          <table:table-cell office:value-type="float" office:value="-3.0200000000000209" table:formula="of:=[.A99]+0.01" table:style-name="ce1">
            <text:p>-3,02</text:p>
          </table:table-cell>
          <table:table-cell office:value-type="float" office:value="-0.24670031846928911" table:formula="of:=[.C100]+[.D100]+[.E100]" table:style-name="ce1">
            <text:p>-0,246700318</text:p>
          </table:table-cell>
          <table:table-cell office:value-type="float" office:value="-0.12533323356443321" table:formula="of:=SIN(2*PI()*[.A100])" table:style-name="ce1">
            <text:p>-0,125333234</text:p>
          </table:table-cell>
          <table:table-cell office:value-type="float" office:value="-0.1369094211858525" table:formula="of:=0.2*SIN(2*PI()*6*[.A100])" table:style-name="ce1">
            <text:p>-0,136909421</text:p>
          </table:table-cell>
          <table:table-cell office:value-type="float" office:value="1.5542336280996633E-2" table:formula="of:=0.075-0.15*RAND()" table:style-name="ce1">
            <text:p>0,015542336</text:p>
          </table:table-cell>
          <table:table-cell table:number-columns-repeated="16379"/>
        </table:table-row>
        <table:table-row table:style-name="ro1">
          <table:table-cell office:value-type="float" office:value="-3.0100000000000211" table:formula="of:=[.A100]+0.01" table:style-name="ce1">
            <text:p>-3,01</text:p>
          </table:table-cell>
          <table:table-cell office:value-type="float" office:value="-0.14447088177620096" table:formula="of:=[.C101]+[.D101]+[.E101]" table:style-name="ce1">
            <text:p>-0,144470882</text:p>
          </table:table-cell>
          <table:table-cell office:value-type="float" office:value="-6.2790519529443478E-2" table:formula="of:=SIN(2*PI()*[.A101])" table:style-name="ce1">
            <text:p>-0,06279052</text:p>
          </table:table-cell>
          <table:table-cell office:value-type="float" office:value="-7.3624910537083685E-2" table:formula="of:=0.2*SIN(2*PI()*6*[.A101])" table:style-name="ce1">
            <text:p>-0,073624911</text:p>
          </table:table-cell>
          <table:table-cell office:value-type="float" office:value="-8.0554517096737832E-3" table:formula="of:=0.075-0.15*RAND()" table:style-name="ce1">
            <text:p>-0,008055452</text:p>
          </table:table-cell>
          <table:table-cell table:number-columns-repeated="16379"/>
        </table:table-row>
        <table:table-row table:style-name="ro1">
          <table:table-cell office:value-type="float" office:value="-3.0000000000000213" table:formula="of:=[.A101]+0.01" table:style-name="ce1">
            <text:p>-3</text:p>
          </table:table-cell>
          <table:table-cell office:value-type="float" office:value="5.1541600147905403E-2" table:formula="of:=[.C102]+[.D102]+[.E102]" table:style-name="ce1">
            <text:p>0,0515416</text:p>
          </table:table-cell>
          <table:table-cell office:value-type="float" office:value="-1.3426803072147386E-13" table:formula="of:=SIN(2*PI()*[.A102])" table:style-name="ce1">
            <text:p>-1,34268E-13</text:p>
          </table:table-cell>
          <table:table-cell office:value-type="float" office:value="-1.6112163686576864E-13" table:formula="of:=0.2*SIN(2*PI()*6*[.A102])" table:style-name="ce1">
            <text:p>-1,61122E-13</text:p>
          </table:table-cell>
          <table:table-cell office:value-type="float" office:value="5.1541600148200792E-2" table:formula="of:=0.075-0.15*RAND()" table:style-name="ce1">
            <text:p>0,0515416</text:p>
          </table:table-cell>
          <table:table-cell table:number-columns-repeated="16379"/>
        </table:table-row>
        <table:table-row table:number-rows-repeated="1048474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x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4.3422044569160802E-2" table:style-name="ce1">
            <text:p>-0,043422045</text:p>
          </table:table-cell>
          <table:table-cell table:number-columns-repeated="16382"/>
        </table:table-row>
        <table:table-row table:style-name="ro1">
          <table:table-cell office:value-type="float" office:value="0.01" table:style-name="ce1">
            <text:p>0,01</text:p>
          </table:table-cell>
          <table:table-cell office:value-type="float" office:value="0.17946309116769499" table:style-name="ce1">
            <text:p>0,179463091</text:p>
          </table:table-cell>
          <table:table-cell table:number-columns-repeated="16382"/>
        </table:table-row>
        <table:table-row table:style-name="ro1">
          <table:table-cell office:value-type="float" office:value="0.02" table:style-name="ce1">
            <text:p>0,02</text:p>
          </table:table-cell>
          <table:table-cell office:value-type="float" office:value="0.24971150076427701" table:style-name="ce1">
            <text:p>0,249711501</text:p>
          </table:table-cell>
          <table:table-cell table:number-columns-repeated="16382"/>
        </table:table-row>
        <table:table-row table:style-name="ro1">
          <table:table-cell office:value-type="float" office:value="0.03" table:style-name="ce1">
            <text:p>0,03</text:p>
          </table:table-cell>
          <table:table-cell office:value-type="float" office:value="0.38911722879919702" table:style-name="ce1">
            <text:p>0,389117229</text:p>
          </table:table-cell>
          <table:table-cell table:number-columns-repeated="16382"/>
        </table:table-row>
        <table:table-row table:style-name="ro1">
          <table:table-cell office:value-type="float" office:value="0.04" table:style-name="ce1">
            <text:p>0,04</text:p>
          </table:table-cell>
          <table:table-cell office:value-type="float" office:value="0.38071136615370399" table:style-name="ce1">
            <text:p>0,380711366</text:p>
          </table:table-cell>
          <table:table-cell table:number-columns-repeated="16382"/>
        </table:table-row>
        <table:table-row table:style-name="ro1">
          <table:table-cell office:value-type="float" office:value="0.05" table:style-name="ce1">
            <text:p>0,05</text:p>
          </table:table-cell>
          <table:table-cell office:value-type="float" office:value="0.56631976164078601" table:style-name="ce1">
            <text:p>0,566319762</text:p>
          </table:table-cell>
          <table:table-cell table:number-columns-repeated="16382"/>
        </table:table-row>
        <table:table-row table:style-name="ro1">
          <table:table-cell office:value-type="float" office:value="0.06" table:style-name="ce1">
            <text:p>0,06</text:p>
          </table:table-cell>
          <table:table-cell office:value-type="float" office:value="0.52534214765920895" table:style-name="ce1">
            <text:p>0,525342148</text:p>
          </table:table-cell>
          <table:table-cell table:number-columns-repeated="16382"/>
        </table:table-row>
        <table:table-row table:style-name="ro1">
          <table:table-cell office:value-type="float" office:value="7.0000000000000007E-2" table:style-name="ce1">
            <text:p>0,07</text:p>
          </table:table-cell>
          <table:table-cell office:value-type="float" office:value="0.56019473137217102" table:style-name="ce1">
            <text:p>0,560194731</text:p>
          </table:table-cell>
          <table:table-cell table:number-columns-repeated="16382"/>
        </table:table-row>
        <table:table-row table:style-name="ro1">
          <table:table-cell office:value-type="float" office:value="0.08" table:style-name="ce1">
            <text:p>0,08</text:p>
          </table:table-cell>
          <table:table-cell office:value-type="float" office:value="0.56389230234707499" table:style-name="ce1">
            <text:p>0,563892302</text:p>
          </table:table-cell>
          <table:table-cell table:number-columns-repeated="16382"/>
        </table:table-row>
        <table:table-row table:style-name="ro1">
          <table:table-cell office:value-type="float" office:value="0.09" table:style-name="ce1">
            <text:p>0,09</text:p>
          </table:table-cell>
          <table:table-cell office:value-type="float" office:value="0.47889853857026699" table:style-name="ce1">
            <text:p>0,478898539</text:p>
          </table:table-cell>
          <table:table-cell table:number-columns-repeated="16382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0.45762731093769599" table:style-name="ce1">
            <text:p>0,457627311</text:p>
          </table:table-cell>
          <table:table-cell table:number-columns-repeated="16382"/>
        </table:table-row>
        <table:table-row table:style-name="ro1">
          <table:table-cell office:value-type="float" office:value="0.11" table:style-name="ce1">
            <text:p>0,11</text:p>
          </table:table-cell>
          <table:table-cell office:value-type="float" office:value="0.53469177692437697" table:style-name="ce1">
            <text:p>0,534691777</text:p>
          </table:table-cell>
          <table:table-cell table:number-columns-repeated="16382"/>
        </table:table-row>
        <table:table-row table:style-name="ro1">
          <table:table-cell office:value-type="float" office:value="0.12" table:style-name="ce1">
            <text:p>0,12</text:p>
          </table:table-cell>
          <table:table-cell office:value-type="float" office:value="0.51752659493444297" table:style-name="ce1">
            <text:p>0,517526595</text:p>
          </table:table-cell>
          <table:table-cell table:number-columns-repeated="16382"/>
        </table:table-row>
        <table:table-row table:style-name="ro1">
          <table:table-cell office:value-type="float" office:value="0.13" table:style-name="ce1">
            <text:p>0,13</text:p>
          </table:table-cell>
          <table:table-cell office:value-type="float" office:value="0.48806809473398099" table:style-name="ce1">
            <text:p>0,488068095</text:p>
          </table:table-cell>
          <table:table-cell table:number-columns-repeated="16382"/>
        </table:table-row>
        <table:table-row table:style-name="ro1">
          <table:table-cell office:value-type="float" office:value="0.14000000000000001" table:style-name="ce1">
            <text:p>0,14</text:p>
          </table:table-cell>
          <table:table-cell office:value-type="float" office:value="0.53732207132987297" table:style-name="ce1">
            <text:p>0,537322071</text:p>
          </table:table-cell>
          <table:table-cell table:number-columns-repeated="16382"/>
        </table:table-row>
        <table:table-row table:style-name="ro1">
          <table:table-cell office:value-type="float" office:value="0.15" table:style-name="ce1">
            <text:p>0,15</text:p>
          </table:table-cell>
          <table:table-cell office:value-type="float" office:value="0.74346823498261105" table:style-name="ce1">
            <text:p>0,743468235</text:p>
          </table:table-cell>
          <table:table-cell table:number-columns-repeated="16382"/>
        </table:table-row>
        <table:table-row table:style-name="ro1">
          <table:table-cell office:value-type="float" office:value="0.16" table:style-name="ce1">
            <text:p>0,16</text:p>
          </table:table-cell>
          <table:table-cell office:value-type="float" office:value="0.72113181096196199" table:style-name="ce1">
            <text:p>0,721131811</text:p>
          </table:table-cell>
          <table:table-cell table:number-columns-repeated="16382"/>
        </table:table-row>
        <table:table-row table:style-name="ro1">
          <table:table-cell office:value-type="float" office:value="0.17" table:style-name="ce1">
            <text:p>0,17</text:p>
          </table:table-cell>
          <table:table-cell office:value-type="float" office:value="0.94956230417751997" table:style-name="ce1">
            <text:p>0,949562304</text:p>
          </table:table-cell>
          <table:table-cell table:number-columns-repeated="16382"/>
        </table:table-row>
        <table:table-row table:style-name="ro1">
          <table:table-cell office:value-type="float" office:value="0.18" table:style-name="ce1">
            <text:p>0,18</text:p>
          </table:table-cell>
          <table:table-cell office:value-type="float" office:value="1.0650307809064601" table:style-name="ce1">
            <text:p>1,065030781</text:p>
          </table:table-cell>
          <table:table-cell table:number-columns-repeated="16382"/>
        </table:table-row>
        <table:table-row table:style-name="ro1">
          <table:table-cell office:value-type="float" office:value="0.19" table:style-name="ce1">
            <text:p>0,19</text:p>
          </table:table-cell>
          <table:table-cell office:value-type="float" office:value="1.0580438742882601" table:style-name="ce1">
            <text:p>1,058043874</text:p>
          </table:table-cell>
          <table:table-cell table:number-columns-repeated="16382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1.09314946710655" table:style-name="ce1">
            <text:p>1,093149467</text:p>
          </table:table-cell>
          <table:table-cell table:number-columns-repeated="16382"/>
        </table:table-row>
        <table:table-row table:style-name="ro1">
          <table:table-cell office:value-type="float" office:value="0.21" table:style-name="ce1">
            <text:p>0,21</text:p>
          </table:table-cell>
          <table:table-cell office:value-type="float" office:value="1.15453591069217" table:style-name="ce1">
            <text:p>1,154535911</text:p>
          </table:table-cell>
          <table:table-cell table:number-columns-repeated="16382"/>
        </table:table-row>
        <table:table-row table:style-name="ro1">
          <table:table-cell office:value-type="float" office:value="0.22" table:style-name="ce1">
            <text:p>0,22</text:p>
          </table:table-cell>
          <table:table-cell office:value-type="float" office:value="1.1206963654800799" table:style-name="ce1">
            <text:p>1,120696365</text:p>
          </table:table-cell>
          <table:table-cell table:number-columns-repeated="16382"/>
        </table:table-row>
        <table:table-row table:style-name="ro1">
          <table:table-cell office:value-type="float" office:value="0.23" table:style-name="ce1">
            <text:p>0,23</text:p>
          </table:table-cell>
          <table:table-cell office:value-type="float" office:value="1.0912677308739001" table:style-name="ce1">
            <text:p>1,091267731</text:p>
          </table:table-cell>
          <table:table-cell table:number-columns-repeated="16382"/>
        </table:table-row>
        <table:table-row table:style-name="ro1">
          <table:table-cell office:value-type="float" office:value="0.24" table:style-name="ce1">
            <text:p>0,24</text:p>
          </table:table-cell>
          <table:table-cell office:value-type="float" office:value="1.1078255609749701" table:style-name="ce1">
            <text:p>1,107825561</text:p>
          </table:table-cell>
          <table:table-cell table:number-columns-repeated="16382"/>
        </table:table-row>
        <table:table-row table:style-name="ro1">
          <table:table-cell office:value-type="float" office:value="0.25" table:style-name="ce1">
            <text:p>0,25</text:p>
          </table:table-cell>
          <table:table-cell office:value-type="float" office:value="0.97265609572641498" table:style-name="ce1">
            <text:p>0,972656096</text:p>
          </table:table-cell>
          <table:table-cell table:number-columns-repeated="16382"/>
        </table:table-row>
        <table:table-row table:style-name="ro1">
          <table:table-cell office:value-type="float" office:value="0.26" table:style-name="ce1">
            <text:p>0,26</text:p>
          </table:table-cell>
          <table:table-cell office:value-type="float" office:value="0.95257714776234503" table:style-name="ce1">
            <text:p>0,952577148</text:p>
          </table:table-cell>
          <table:table-cell table:number-columns-repeated="16382"/>
        </table:table-row>
        <table:table-row table:style-name="ro1">
          <table:table-cell office:value-type="float" office:value="0.27" table:style-name="ce1">
            <text:p>0,27</text:p>
          </table:table-cell>
          <table:table-cell office:value-type="float" office:value="0.912166268045421" table:style-name="ce1">
            <text:p>0,912166268</text:p>
          </table:table-cell>
          <table:table-cell table:number-columns-repeated="16382"/>
        </table:table-row>
        <table:table-row table:style-name="ro1">
          <table:table-cell office:value-type="float" office:value="0.28000000000000003" table:style-name="ce1">
            <text:p>0,28</text:p>
          </table:table-cell>
          <table:table-cell office:value-type="float" office:value="0.74164557676574705" table:style-name="ce1">
            <text:p>0,741645577</text:p>
          </table:table-cell>
          <table:table-cell table:number-columns-repeated="16382"/>
        </table:table-row>
        <table:table-row table:style-name="ro1">
          <table:table-cell office:value-type="float" office:value="0.28999999999999998" table:style-name="ce1">
            <text:p>0,29</text:p>
          </table:table-cell>
          <table:table-cell office:value-type="float" office:value="0.77668563967503301" table:style-name="ce1">
            <text:p>0,77668564</text:p>
          </table:table-cell>
          <table:table-cell table:number-columns-repeated="16382"/>
        </table:table-row>
        <table:table-row table:style-name="ro1">
          <table:table-cell office:value-type="float" office:value="0.3" table:style-name="ce1">
            <text:p>0,3</text:p>
          </table:table-cell>
          <table:table-cell office:value-type="float" office:value="0.79360648287886304" table:style-name="ce1">
            <text:p>0,793606483</text:p>
          </table:table-cell>
          <table:table-cell table:number-columns-repeated="16382"/>
        </table:table-row>
        <table:table-row table:style-name="ro1">
          <table:table-cell office:value-type="float" office:value="0.31" table:style-name="ce1">
            <text:p>0,31</text:p>
          </table:table-cell>
          <table:table-cell office:value-type="float" office:value="0.73964649706810304" table:style-name="ce1">
            <text:p>0,739646497</text:p>
          </table:table-cell>
          <table:table-cell table:number-columns-repeated="16382"/>
        </table:table-row>
        <table:table-row table:style-name="ro1">
          <table:table-cell office:value-type="float" office:value="0.32" table:style-name="ce1">
            <text:p>0,32</text:p>
          </table:table-cell>
          <table:table-cell office:value-type="float" office:value="0.77318541984509004" table:style-name="ce1">
            <text:p>0,77318542</text:p>
          </table:table-cell>
          <table:table-cell table:number-columns-repeated="16382"/>
        </table:table-row>
        <table:table-row table:style-name="ro1">
          <table:table-cell office:value-type="float" office:value="0.33" table:style-name="ce1">
            <text:p>0,33</text:p>
          </table:table-cell>
          <table:table-cell office:value-type="float" office:value="0.808356674574923" table:style-name="ce1">
            <text:p>0,808356675</text:p>
          </table:table-cell>
          <table:table-cell table:number-columns-repeated="16382"/>
        </table:table-row>
        <table:table-row table:style-name="ro1">
          <table:table-cell office:value-type="float" office:value="0.34" table:style-name="ce1">
            <text:p>0,34</text:p>
          </table:table-cell>
          <table:table-cell office:value-type="float" office:value="0.91112870412750102" table:style-name="ce1">
            <text:p>0,911128704</text:p>
          </table:table-cell>
          <table:table-cell table:number-columns-repeated="16382"/>
        </table:table-row>
        <table:table-row table:style-name="ro1">
          <table:table-cell office:value-type="float" office:value="0.35" table:style-name="ce1">
            <text:p>0,35</text:p>
          </table:table-cell>
          <table:table-cell office:value-type="float" office:value="0.85613734580857503" table:style-name="ce1">
            <text:p>0,856137346</text:p>
          </table:table-cell>
          <table:table-cell table:number-columns-repeated="16382"/>
        </table:table-row>
        <table:table-row table:style-name="ro1">
          <table:table-cell office:value-type="float" office:value="0.36" table:style-name="ce1">
            <text:p>0,36</text:p>
          </table:table-cell>
          <table:table-cell office:value-type="float" office:value="1.01245338593914" table:style-name="ce1">
            <text:p>1,012453386</text:p>
          </table:table-cell>
          <table:table-cell table:number-columns-repeated="16382"/>
        </table:table-row>
        <table:table-row table:style-name="ro1">
          <table:table-cell office:value-type="float" office:value="0.37" table:style-name="ce1">
            <text:p>0,37</text:p>
          </table:table-cell>
          <table:table-cell office:value-type="float" office:value="0.89227446706883196" table:style-name="ce1">
            <text:p>0,892274467</text:p>
          </table:table-cell>
          <table:table-cell table:number-columns-repeated="16382"/>
        </table:table-row>
        <table:table-row table:style-name="ro1">
          <table:table-cell office:value-type="float" office:value="0.38" table:style-name="ce1">
            <text:p>0,38</text:p>
          </table:table-cell>
          <table:table-cell office:value-type="float" office:value="0.90993518482815805" table:style-name="ce1">
            <text:p>0,909935185</text:p>
          </table:table-cell>
          <table:table-cell table:number-columns-repeated="16382"/>
        </table:table-row>
        <table:table-row table:style-name="ro1">
          <table:table-cell office:value-type="float" office:value="0.39" table:style-name="ce1">
            <text:p>0,39</text:p>
          </table:table-cell>
          <table:table-cell office:value-type="float" office:value="0.79332579570649897" table:style-name="ce1">
            <text:p>0,793325796</text:p>
          </table:table-cell>
          <table:table-cell table:number-columns-repeated="16382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0.68907208681356402" table:style-name="ce1">
            <text:p>0,689072087</text:p>
          </table:table-cell>
          <table:table-cell table:number-columns-repeated="16382"/>
        </table:table-row>
        <table:table-row table:style-name="ro1">
          <table:table-cell office:value-type="float" office:value="0.41" table:style-name="ce1">
            <text:p>0,41</text:p>
          </table:table-cell>
          <table:table-cell office:value-type="float" office:value="0.60750101746504104" table:style-name="ce1">
            <text:p>0,607501017</text:p>
          </table:table-cell>
          <table:table-cell table:number-columns-repeated="16382"/>
        </table:table-row>
        <table:table-row table:style-name="ro1">
          <table:table-cell office:value-type="float" office:value="0.42" table:style-name="ce1">
            <text:p>0,42</text:p>
          </table:table-cell>
          <table:table-cell office:value-type="float" office:value="0.38865467976838702" table:style-name="ce1">
            <text:p>0,38865468</text:p>
          </table:table-cell>
          <table:table-cell table:number-columns-repeated="16382"/>
        </table:table-row>
        <table:table-row table:style-name="ro1">
          <table:table-cell office:value-type="float" office:value="0.43" table:style-name="ce1">
            <text:p>0,43</text:p>
          </table:table-cell>
          <table:table-cell office:value-type="float" office:value="0.28139032781754703" table:style-name="ce1">
            <text:p>0,281390328</text:p>
          </table:table-cell>
          <table:table-cell table:number-columns-repeated="16382"/>
        </table:table-row>
        <table:table-row table:style-name="ro1">
          <table:table-cell office:value-type="float" office:value="0.44" table:style-name="ce1">
            <text:p>0,44</text:p>
          </table:table-cell>
          <table:table-cell office:value-type="float" office:value="0.184952568394115" table:style-name="ce1">
            <text:p>0,184952568</text:p>
          </table:table-cell>
          <table:table-cell table:number-columns-repeated="16382"/>
        </table:table-row>
        <table:table-row table:style-name="ro1">
          <table:table-cell office:value-type="float" office:value="0.45" table:style-name="ce1">
            <text:p>0,45</text:p>
          </table:table-cell>
          <table:table-cell office:value-type="float" office:value="0.19271986588638601" table:style-name="ce1">
            <text:p>0,192719866</text:p>
          </table:table-cell>
          <table:table-cell table:number-columns-repeated="16382"/>
        </table:table-row>
        <table:table-row table:style-name="ro1">
          <table:table-cell office:value-type="float" office:value="0.46" table:style-name="ce1">
            <text:p>0,46</text:p>
          </table:table-cell>
          <table:table-cell office:value-type="float" office:value="-2.0200835496113598E-2" table:style-name="ce1">
            <text:p>-0,020200835</text:p>
          </table:table-cell>
          <table:table-cell table:number-columns-repeated="16382"/>
        </table:table-row>
        <table:table-row table:style-name="ro1">
          <table:table-cell office:value-type="float" office:value="0.47" table:style-name="ce1">
            <text:p>0,47</text:p>
          </table:table-cell>
          <table:table-cell office:value-type="float" office:value="-7.03818792206083E-3" table:style-name="ce1">
            <text:p>-0,007038188</text:p>
          </table:table-cell>
          <table:table-cell table:number-columns-repeated="16382"/>
        </table:table-row>
        <table:table-row table:style-name="ro1">
          <table:table-cell office:value-type="float" office:value="0.48" table:style-name="ce1">
            <text:p>0,48</text:p>
          </table:table-cell>
          <table:table-cell office:value-type="float" office:value="-5.8204319129329302E-2" table:style-name="ce1">
            <text:p>-0,058204319</text:p>
          </table:table-cell>
          <table:table-cell table:number-columns-repeated="16382"/>
        </table:table-row>
        <table:table-row table:style-name="ro1">
          <table:table-cell office:value-type="float" office:value="0.49" table:style-name="ce1">
            <text:p>0,49</text:p>
          </table:table-cell>
          <table:table-cell office:value-type="float" office:value="4.9995749769775701E-2" table:style-name="ce1">
            <text:p>0,04999575</text:p>
          </table:table-cell>
          <table:table-cell table:number-columns-repeated="16382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5.1998089451808498E-2" table:style-name="ce1">
            <text:p>0,051998089</text:p>
          </table:table-cell>
          <table:table-cell table:number-columns-repeated="16382"/>
        </table:table-row>
        <table:table-row table:style-name="ro1">
          <table:table-cell office:value-type="float" office:value="0.51" table:style-name="ce1">
            <text:p>0,51</text:p>
          </table:table-cell>
          <table:table-cell office:value-type="float" office:value="6.4517509122336003E-2" table:style-name="ce1">
            <text:p>0,064517509</text:p>
          </table:table-cell>
          <table:table-cell table:number-columns-repeated="16382"/>
        </table:table-row>
        <table:table-row table:style-name="ro1">
          <table:table-cell office:value-type="float" office:value="0.52" table:style-name="ce1">
            <text:p>0,52</text:p>
          </table:table-cell>
          <table:table-cell office:value-type="float" office:value="-3.45225798323711E-2" table:style-name="ce1">
            <text:p>-0,03452258</text:p>
          </table:table-cell>
          <table:table-cell table:number-columns-repeated="16382"/>
        </table:table-row>
        <table:table-row table:style-name="ro1">
          <table:table-cell office:value-type="float" office:value="0.53" table:style-name="ce1">
            <text:p>0,53</text:p>
          </table:table-cell>
          <table:table-cell office:value-type="float" office:value="-3.84525356352452E-2" table:style-name="ce1">
            <text:p>-0,038452536</text:p>
          </table:table-cell>
          <table:table-cell table:number-columns-repeated="16382"/>
        </table:table-row>
        <table:table-row table:style-name="ro1">
          <table:table-cell office:value-type="float" office:value="0.54" table:style-name="ce1">
            <text:p>0,54</text:p>
          </table:table-cell>
          <table:table-cell office:value-type="float" office:value="-2.4481974400656199E-2" table:style-name="ce1">
            <text:p>-0,024481974</text:p>
          </table:table-cell>
          <table:table-cell table:number-columns-repeated="16382"/>
        </table:table-row>
        <table:table-row table:style-name="ro1">
          <table:table-cell office:value-type="float" office:value="0.55000000000000004" table:style-name="ce1">
            <text:p>0,55</text:p>
          </table:table-cell>
          <table:table-cell office:value-type="float" office:value="-8.5446339198748902E-2" table:style-name="ce1">
            <text:p>-0,085446339</text:p>
          </table:table-cell>
          <table:table-cell table:number-columns-repeated="16382"/>
        </table:table-row>
        <table:table-row table:style-name="ro1">
          <table:table-cell office:value-type="float" office:value="0.56000000000000005" table:style-name="ce1">
            <text:p>0,56</text:p>
          </table:table-cell>
          <table:table-cell office:value-type="float" office:value="-0.27583656285748598" table:style-name="ce1">
            <text:p>-0,275836563</text:p>
          </table:table-cell>
          <table:table-cell table:number-columns-repeated="16382"/>
        </table:table-row>
        <table:table-row table:style-name="ro1">
          <table:table-cell office:value-type="float" office:value="0.56999999999999995" table:style-name="ce1">
            <text:p>0,57</text:p>
          </table:table-cell>
          <table:table-cell office:value-type="float" office:value="-0.311959248091352" table:style-name="ce1">
            <text:p>-0,311959248</text:p>
          </table:table-cell>
          <table:table-cell table:number-columns-repeated="16382"/>
        </table:table-row>
        <table:table-row table:style-name="ro1">
          <table:table-cell office:value-type="float" office:value="0.57999999999999996" table:style-name="ce1">
            <text:p>0,58</text:p>
          </table:table-cell>
          <table:table-cell office:value-type="float" office:value="-0.45173706569303801" table:style-name="ce1">
            <text:p>-0,451737066</text:p>
          </table:table-cell>
          <table:table-cell table:number-columns-repeated="16382"/>
        </table:table-row>
        <table:table-row table:style-name="ro1">
          <table:table-cell office:value-type="float" office:value="0.59" table:style-name="ce1">
            <text:p>0,59</text:p>
          </table:table-cell>
          <table:table-cell office:value-type="float" office:value="-0.58822784816126805" table:style-name="ce1">
            <text:p>-0,588227848</text:p>
          </table:table-cell>
          <table:table-cell table:number-columns-repeated="16382"/>
        </table:table-row>
        <table:table-row table:style-name="ro1">
          <table:table-cell office:value-type="float" office:value="0.6" table:style-name="ce1">
            <text:p>0,6</text:p>
          </table:table-cell>
          <table:table-cell office:value-type="float" office:value="-0.72021137244318401" table:style-name="ce1">
            <text:p>-0,720211372</text:p>
          </table:table-cell>
          <table:table-cell table:number-columns-repeated="16382"/>
        </table:table-row>
        <table:table-row table:style-name="ro1">
          <table:table-cell office:value-type="float" office:value="0.61" table:style-name="ce1">
            <text:p>0,61</text:p>
          </table:table-cell>
          <table:table-cell office:value-type="float" office:value="-0.80804087412138703" table:style-name="ce1">
            <text:p>-0,808040874</text:p>
          </table:table-cell>
          <table:table-cell table:number-columns-repeated="16382"/>
        </table:table-row>
        <table:table-row table:style-name="ro1">
          <table:table-cell office:value-type="float" office:value="0.62" table:style-name="ce1">
            <text:p>0,62</text:p>
          </table:table-cell>
          <table:table-cell office:value-type="float" office:value="-0.88808980512355096" table:style-name="ce1">
            <text:p>-0,888089805</text:p>
          </table:table-cell>
          <table:table-cell table:number-columns-repeated="16382"/>
        </table:table-row>
        <table:table-row table:style-name="ro1">
          <table:table-cell office:value-type="float" office:value="0.63" table:style-name="ce1">
            <text:p>0,63</text:p>
          </table:table-cell>
          <table:table-cell office:value-type="float" office:value="-0.88758374845293997" table:style-name="ce1">
            <text:p>-0,887583748</text:p>
          </table:table-cell>
          <table:table-cell table:number-columns-repeated="16382"/>
        </table:table-row>
        <table:table-row table:style-name="ro1">
          <table:table-cell office:value-type="float" office:value="0.64" table:style-name="ce1">
            <text:p>0,64</text:p>
          </table:table-cell>
          <table:table-cell office:value-type="float" office:value="-0.97196191113513397" table:style-name="ce1">
            <text:p>-0,971961911</text:p>
          </table:table-cell>
          <table:table-cell table:number-columns-repeated="16382"/>
        </table:table-row>
        <table:table-row table:style-name="ro1">
          <table:table-cell office:value-type="float" office:value="0.65" table:style-name="ce1">
            <text:p>0,65</text:p>
          </table:table-cell>
          <table:table-cell office:value-type="float" office:value="-0.89241414104636496" table:style-name="ce1">
            <text:p>-0,892414141</text:p>
          </table:table-cell>
          <table:table-cell table:number-columns-repeated="16382"/>
        </table:table-row>
        <table:table-row table:style-name="ro1">
          <table:table-cell office:value-type="float" office:value="0.66" table:style-name="ce1">
            <text:p>0,66</text:p>
          </table:table-cell>
          <table:table-cell office:value-type="float" office:value="-0.90487476891709295" table:style-name="ce1">
            <text:p>-0,904874769</text:p>
          </table:table-cell>
          <table:table-cell table:number-columns-repeated="16382"/>
        </table:table-row>
        <table:table-row table:style-name="ro1">
          <table:table-cell office:value-type="float" office:value="0.67" table:style-name="ce1">
            <text:p>0,67</text:p>
          </table:table-cell>
          <table:table-cell office:value-type="float" office:value="-0.88055809009880803" table:style-name="ce1">
            <text:p>-0,88055809</text:p>
          </table:table-cell>
          <table:table-cell table:number-columns-repeated="16382"/>
        </table:table-row>
        <table:table-row table:style-name="ro1">
          <table:table-cell office:value-type="float" office:value="0.68" table:style-name="ce1">
            <text:p>0,68</text:p>
          </table:table-cell>
          <table:table-cell office:value-type="float" office:value="-0.77086515527420696" table:style-name="ce1">
            <text:p>-0,770865155</text:p>
          </table:table-cell>
          <table:table-cell table:number-columns-repeated="16382"/>
        </table:table-row>
        <table:table-row table:style-name="ro1">
          <table:table-cell office:value-type="float" office:value="0.69" table:style-name="ce1">
            <text:p>0,69</text:p>
          </table:table-cell>
          <table:table-cell office:value-type="float" office:value="-0.83142749448503706" table:style-name="ce1">
            <text:p>-0,831427494</text:p>
          </table:table-cell>
          <table:table-cell table:number-columns-repeated="16382"/>
        </table:table-row>
        <table:table-row table:style-name="ro1">
          <table:table-cell office:value-type="float" office:value="0.7" table:style-name="ce1">
            <text:p>0,7</text:p>
          </table:table-cell>
          <table:table-cell office:value-type="float" office:value="-0.826959061065759" table:style-name="ce1">
            <text:p>-0,826959061</text:p>
          </table:table-cell>
          <table:table-cell table:number-columns-repeated="16382"/>
        </table:table-row>
        <table:table-row table:style-name="ro1">
          <table:table-cell office:value-type="float" office:value="0.71" table:style-name="ce1">
            <text:p>0,71</text:p>
          </table:table-cell>
          <table:table-cell office:value-type="float" office:value="-0.753473049850928" table:style-name="ce1">
            <text:p>-0,75347305</text:p>
          </table:table-cell>
          <table:table-cell table:number-columns-repeated="16382"/>
        </table:table-row>
        <table:table-row table:style-name="ro1">
          <table:table-cell office:value-type="float" office:value="0.72" table:style-name="ce1">
            <text:p>0,72</text:p>
          </table:table-cell>
          <table:table-cell office:value-type="float" office:value="-0.75298198904654801" table:style-name="ce1">
            <text:p>-0,752981989</text:p>
          </table:table-cell>
          <table:table-cell table:number-columns-repeated="16382"/>
        </table:table-row>
        <table:table-row table:style-name="ro1">
          <table:table-cell office:value-type="float" office:value="0.73" table:style-name="ce1">
            <text:p>0,73</text:p>
          </table:table-cell>
          <table:table-cell office:value-type="float" office:value="-0.90802427613396797" table:style-name="ce1">
            <text:p>-0,908024276</text:p>
          </table:table-cell>
          <table:table-cell table:number-columns-repeated="16382"/>
        </table:table-row>
        <table:table-row table:style-name="ro1">
          <table:table-cell office:value-type="float" office:value="0.74" table:style-name="ce1">
            <text:p>0,74</text:p>
          </table:table-cell>
          <table:table-cell office:value-type="float" office:value="-0.91198092787672003" table:style-name="ce1">
            <text:p>-0,911980928</text:p>
          </table:table-cell>
          <table:table-cell table:number-columns-repeated="16382"/>
        </table:table-row>
        <table:table-row table:style-name="ro1">
          <table:table-cell office:value-type="float" office:value="0.75" table:style-name="ce1">
            <text:p>0,75</text:p>
          </table:table-cell>
          <table:table-cell office:value-type="float" office:value="-1.06091074000579" table:style-name="ce1">
            <text:p>-1,06091074</text:p>
          </table:table-cell>
          <table:table-cell table:number-columns-repeated="16382"/>
        </table:table-row>
        <table:table-row table:style-name="ro1">
          <table:table-cell office:value-type="float" office:value="0.76" table:style-name="ce1">
            <text:p>0,76</text:p>
          </table:table-cell>
          <table:table-cell office:value-type="float" office:value="-1.1321053743503" table:style-name="ce1">
            <text:p>-1,132105374</text:p>
          </table:table-cell>
          <table:table-cell table:number-columns-repeated="16382"/>
        </table:table-row>
        <table:table-row table:style-name="ro1">
          <table:table-cell office:value-type="float" office:value="0.77" table:style-name="ce1">
            <text:p>0,77</text:p>
          </table:table-cell>
          <table:table-cell office:value-type="float" office:value="-1.1371258283577701" table:style-name="ce1">
            <text:p>-1,137125828</text:p>
          </table:table-cell>
          <table:table-cell table:number-columns-repeated="16382"/>
        </table:table-row>
        <table:table-row table:style-name="ro1">
          <table:table-cell office:value-type="float" office:value="0.78" table:style-name="ce1">
            <text:p>0,78</text:p>
          </table:table-cell>
          <table:table-cell office:value-type="float" office:value="-1.2077844925068799" table:style-name="ce1">
            <text:p>-1,207784493</text:p>
          </table:table-cell>
          <table:table-cell table:number-columns-repeated="16382"/>
        </table:table-row>
        <table:table-row table:style-name="ro1">
          <table:table-cell office:value-type="float" office:value="0.79000000000000103" table:style-name="ce1">
            <text:p>0,79</text:p>
          </table:table-cell>
          <table:table-cell office:value-type="float" office:value="-1.2320146795665901" table:style-name="ce1">
            <text:p>-1,23201468</text:p>
          </table:table-cell>
          <table:table-cell table:number-columns-repeated="16382"/>
        </table:table-row>
        <table:table-row table:style-name="ro1">
          <table:table-cell office:value-type="float" office:value="0.8" table:style-name="ce1">
            <text:p>0,8</text:p>
          </table:table-cell>
          <table:table-cell office:value-type="float" office:value="-1.1640341687278" table:style-name="ce1">
            <text:p>-1,164034169</text:p>
          </table:table-cell>
          <table:table-cell table:number-columns-repeated="16382"/>
        </table:table-row>
        <table:table-row table:style-name="ro1">
          <table:table-cell office:value-type="float" office:value="0.81000000000000105" table:style-name="ce1">
            <text:p>0,81</text:p>
          </table:table-cell>
          <table:table-cell office:value-type="float" office:value="-1.0793781215909899" table:style-name="ce1">
            <text:p>-1,079378122</text:p>
          </table:table-cell>
          <table:table-cell table:number-columns-repeated="16382"/>
        </table:table-row>
        <table:table-row table:style-name="ro1">
          <table:table-cell office:value-type="float" office:value="0.82" table:style-name="ce1">
            <text:p>0,82</text:p>
          </table:table-cell>
          <table:table-cell office:value-type="float" office:value="-0.94525799560978796" table:style-name="ce1">
            <text:p>-0,945257996</text:p>
          </table:table-cell>
          <table:table-cell table:number-columns-repeated="16382"/>
        </table:table-row>
        <table:table-row table:style-name="ro1">
          <table:table-cell office:value-type="float" office:value="0.83" table:style-name="ce1">
            <text:p>0,83</text:p>
          </table:table-cell>
          <table:table-cell office:value-type="float" office:value="-0.93300191150205902" table:style-name="ce1">
            <text:p>-0,933001912</text:p>
          </table:table-cell>
          <table:table-cell table:number-columns-repeated="16382"/>
        </table:table-row>
        <table:table-row table:style-name="ro1">
          <table:table-cell office:value-type="float" office:value="0.84" table:style-name="ce1">
            <text:p>0,84</text:p>
          </table:table-cell>
          <table:table-cell office:value-type="float" office:value="-0.86234807285639903" table:style-name="ce1">
            <text:p>-0,862348073</text:p>
          </table:table-cell>
          <table:table-cell table:number-columns-repeated="16382"/>
        </table:table-row>
        <table:table-row table:style-name="ro1">
          <table:table-cell office:value-type="float" office:value="0.85000000000000098" table:style-name="ce1">
            <text:p>0,85</text:p>
          </table:table-cell>
          <table:table-cell office:value-type="float" office:value="-0.62298787620736695" table:style-name="ce1">
            <text:p>-0,622987876</text:p>
          </table:table-cell>
          <table:table-cell table:number-columns-repeated="16382"/>
        </table:table-row>
        <table:table-row table:style-name="ro1">
          <table:table-cell office:value-type="float" office:value="0.86000000000000099" table:style-name="ce1">
            <text:p>0,86</text:p>
          </table:table-cell>
          <table:table-cell office:value-type="float" office:value="-0.53652536238794402" table:style-name="ce1">
            <text:p>-0,536525362</text:p>
          </table:table-cell>
          <table:table-cell table:number-columns-repeated="16382"/>
        </table:table-row>
        <table:table-row table:style-name="ro1">
          <table:table-cell office:value-type="float" office:value="0.87" table:style-name="ce1">
            <text:p>0,87</text:p>
          </table:table-cell>
          <table:table-cell office:value-type="float" office:value="-0.57297951023873495" table:style-name="ce1">
            <text:p>-0,57297951</text:p>
          </table:table-cell>
          <table:table-cell table:number-columns-repeated="16382"/>
        </table:table-row>
        <table:table-row table:style-name="ro1">
          <table:table-cell office:value-type="float" office:value="0.88" table:style-name="ce1">
            <text:p>0,88</text:p>
          </table:table-cell>
          <table:table-cell office:value-type="float" office:value="-0.51082739553033896" table:style-name="ce1">
            <text:p>-0,510827396</text:p>
          </table:table-cell>
          <table:table-cell table:number-columns-repeated="16382"/>
        </table:table-row>
        <table:table-row table:style-name="ro1">
          <table:table-cell office:value-type="float" office:value="0.89000000000000101" table:style-name="ce1">
            <text:p>0,89</text:p>
          </table:table-cell>
          <table:table-cell office:value-type="float" office:value="-0.537584619114716" table:style-name="ce1">
            <text:p>-0,537584619</text:p>
          </table:table-cell>
          <table:table-cell table:number-columns-repeated="16382"/>
        </table:table-row>
        <table:table-row table:style-name="ro1">
          <table:table-cell office:value-type="float" office:value="0.90000000000000102" table:style-name="ce1">
            <text:p>0,9</text:p>
          </table:table-cell>
          <table:table-cell office:value-type="float" office:value="-0.475510207804345" table:style-name="ce1">
            <text:p>-0,475510208</text:p>
          </table:table-cell>
          <table:table-cell table:number-columns-repeated="16382"/>
        </table:table-row>
        <table:table-row table:style-name="ro1">
          <table:table-cell office:value-type="float" office:value="0.91000000000000103" table:style-name="ce1">
            <text:p>0,91</text:p>
          </table:table-cell>
          <table:table-cell office:value-type="float" office:value="-0.41966255377314299" table:style-name="ce1">
            <text:p>-0,419662554</text:p>
          </table:table-cell>
          <table:table-cell table:number-columns-repeated="16382"/>
        </table:table-row>
        <table:table-row table:style-name="ro1">
          <table:table-cell office:value-type="float" office:value="0.92" table:style-name="ce1">
            <text:p>0,92</text:p>
          </table:table-cell>
          <table:table-cell office:value-type="float" office:value="-0.44001766921645902" table:style-name="ce1">
            <text:p>-0,440017669</text:p>
          </table:table-cell>
          <table:table-cell table:number-columns-repeated="16382"/>
        </table:table-row>
        <table:table-row table:style-name="ro1">
          <table:table-cell office:value-type="float" office:value="0.93000000000000105" table:style-name="ce1">
            <text:p>0,93</text:p>
          </table:table-cell>
          <table:table-cell office:value-type="float" office:value="-0.50509996595442797" table:style-name="ce1">
            <text:p>-0,505099966</text:p>
          </table:table-cell>
          <table:table-cell table:number-columns-repeated="16382"/>
        </table:table-row>
        <table:table-row table:style-name="ro1">
          <table:table-cell office:value-type="float" office:value="0.94000000000000095" table:style-name="ce1">
            <text:p>0,94</text:p>
          </table:table-cell>
          <table:table-cell office:value-type="float" office:value="-0.52407111848162002" table:style-name="ce1">
            <text:p>-0,524071118</text:p>
          </table:table-cell>
          <table:table-cell table:number-columns-repeated="16382"/>
        </table:table-row>
        <table:table-row table:style-name="ro1">
          <table:table-cell office:value-type="float" office:value="0.95000000000000095" table:style-name="ce1">
            <text:p>0,95</text:p>
          </table:table-cell>
          <table:table-cell office:value-type="float" office:value="-0.52534870454708205" table:style-name="ce1">
            <text:p>-0,525348705</text:p>
          </table:table-cell>
          <table:table-cell table:number-columns-repeated="16382"/>
        </table:table-row>
        <table:table-row table:style-name="ro1">
          <table:table-cell office:value-type="float" office:value="0.96000000000000096" table:style-name="ce1">
            <text:p>0,96</text:p>
          </table:table-cell>
          <table:table-cell office:value-type="float" office:value="-0.41296512153829101" table:style-name="ce1">
            <text:p>-0,412965122</text:p>
          </table:table-cell>
          <table:table-cell table:number-columns-repeated="16382"/>
        </table:table-row>
        <table:table-row table:style-name="ro1">
          <table:table-cell office:value-type="float" office:value="0.97000000000000097" table:style-name="ce1">
            <text:p>0,97</text:p>
          </table:table-cell>
          <table:table-cell office:value-type="float" office:value="-0.39810059705112999" table:style-name="ce1">
            <text:p>-0,398100597</text:p>
          </table:table-cell>
          <table:table-cell table:number-columns-repeated="16382"/>
        </table:table-row>
        <table:table-row table:style-name="ro1">
          <table:table-cell office:value-type="float" office:value="0.98000000000000098" table:style-name="ce1">
            <text:p>0,98</text:p>
          </table:table-cell>
          <table:table-cell office:value-type="float" office:value="-0.26057215524316202" table:style-name="ce1">
            <text:p>-0,260572155</text:p>
          </table:table-cell>
          <table:table-cell table:number-columns-repeated="16382"/>
        </table:table-row>
        <table:table-row table:style-name="ro1">
          <table:table-cell office:value-type="float" office:value="0.99000000000000099" table:style-name="ce1">
            <text:p>0,99</text:p>
          </table:table-cell>
          <table:table-cell office:value-type="float" office:value="-0.20944004253351201" table:style-name="ce1">
            <text:p>-0,20944004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.1449070223597497E-2" table:style-name="ce1">
            <text:p>-0,03144907</text:p>
          </table:table-cell>
          <table:table-cell table:number-columns-repeated="16382"/>
        </table:table-row>
        <table:table-row table:number-rows-repeated="10484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ser</dc:creator>
    <meta:creation-date>2017-10-08T16:41:35Z</meta:creation-date>
    <dc:date>2017-10-12T11:00:19Z</dc:date>
    <meta:editing-cycles>3</meta:editing-cycles>
    <meta:editing-duration>PT42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4.7779527559055pt" svg:width="452.976377952755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1" chart:values-cell-range-address="Sheet1.$B$2:.$B$102" chart:class="chart:scatter" chart:attached-axis="primary-y" chart:style-name="G0S0">
            <chart:domain table:cell-range-address="Sheet1.$A$2:.$A$102"/>
            <chart:data-point chart:repeated="1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